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1" style:font-size-complex="12pt" style:font-weight-complex="normal"/>
    </style:style>
    <style:style style:name="P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8b0f5" style:font-size-asian="12pt" style:language-asian="tr" style:country-asian="TR" style:font-weight-asian="normal" style:font-name-complex="Times New Roman1" style:font-size-complex="12pt" style:font-weight-complex="normal"/>
    </style:style>
    <style:style style:name="P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6"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1" style:font-size-complex="12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d136f4" style:font-size-asian="12pt" style:language-asian="tr" style:country-asian="TR" style:font-weight-asian="normal" style:font-name-complex="Times New Roman1" style:font-size-complex="12pt" style:font-weight-complex="normal"/>
    </style:style>
    <style:style style:name="P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paragraph-rsid="004e8cf1" style:font-size-asian="12pt" style:font-weight-asian="normal" style:font-name-complex="Times New Roman" style:font-size-complex="12pt" style:font-weight-complex="normal"/>
    </style:style>
    <style:style style:name="P1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1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b8b0f5" style:font-size-asian="12pt" style:language-asian="tr" style:country-asian="TR" style:font-weight-asian="bold" style:font-name-complex="Times New Roman1" style:font-size-complex="12pt" style:font-weight-complex="bold"/>
    </style:style>
    <style:style style:name="P1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a43a1d" officeooo:paragraph-rsid="00b8b0f5" style:font-size-asian="12pt" style:language-asian="tr" style:country-asian="TR" style:font-weight-asian="bold" style:font-name-complex="Times New Roman1" style:font-size-complex="12pt" style:font-weight-complex="bold"/>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b0f5" style:font-size-asian="12pt" style:language-asian="tr" style:country-asian="TR" style:font-weight-asian="bold" style:font-name-complex="Times New Roman1" style:font-size-complex="12pt" style:font-weight-complex="bold"/>
    </style:style>
    <style:style style:name="P1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16"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136f4"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d136f4"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font-size-complex="12pt"/>
    </style:style>
    <style:style style:name="P3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07306" style:font-size-asian="12pt" style:language-asian="tr" style:country-asian="TR" style:font-name-complex="Times New Roman1"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136f4" style:font-size-asian="12pt" style:language-asian="tr" style:country-asian="TR" style:font-name-complex="Times New Roman1"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c5822c" officeooo:paragraph-rsid="00c5822c" style:font-size-asian="12pt" style:language-asian="tr" style:country-asian="TR" style:font-style-asian="italic" style:font-weight-asian="normal" style:font-name-complex="Times New Roman1" style:font-size-complex="12pt" style:font-style-complex="italic"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07306"/>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136f4"/>
    </style:style>
    <style:style style:name="P4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4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1"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d136f4"/>
    </style:style>
    <style:style style:name="P5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1" style:font-size-complex="12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d136f4"/>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f6fdc" style:font-size-asian="12pt" style:font-size-complex="12pt"/>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paragraph-rsid="00df6fdc" style:font-size-asian="12pt" style:font-weight-asian="normal" style:font-size-complex="12pt" style:font-weight-complex="normal"/>
    </style:style>
    <style:style style:name="P74"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75"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76"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77"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1" style:font-size-complex="12pt" style:font-weight-complex="bold"/>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1" style:font-size-complex="12pt" style:font-weight-complex="normal"/>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1" style:font-size-complex="12pt" style:font-weight-complex="normal"/>
    </style:style>
    <style:style style:name="P8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1" style:font-size-complex="12pt" style:font-weight-complex="normal"/>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1" style:font-size-complex="12pt" style:font-weight-complex="normal"/>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e04eac" style:font-size-asian="12pt" style:font-size-complex="12pt"/>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85"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86"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1" style:font-weight-complex="normal"/>
    </style:style>
    <style:style style:name="T11" style:family="text">
      <style:text-properties fo:font-weight="normal" officeooo:rsid="00310090" style:language-asian="tr" style:country-asian="TR" style:font-weight-asian="normal" style:font-name-complex="Times New Roman1" style:font-weight-complex="normal"/>
    </style:style>
    <style:style style:name="T12" style:family="text">
      <style:text-properties fo:font-weight="normal" officeooo:rsid="0038a6b6" style:language-asian="tr" style:country-asian="TR" style:font-weight-asian="normal" style:font-name-complex="Times New Roman1" style:font-weight-complex="normal"/>
    </style:style>
    <style:style style:name="T13" style:family="text">
      <style:text-properties fo:font-weight="normal" officeooo:rsid="0043c25c" style:language-asian="tr" style:country-asian="TR" style:font-weight-asian="normal" style:font-name-complex="Times New Roman1" style:font-weight-complex="normal"/>
    </style:style>
    <style:style style:name="T14" style:family="text">
      <style:text-properties fo:font-weight="normal" officeooo:rsid="00455e00" style:language-asian="tr" style:country-asian="TR" style:font-weight-asian="normal" style:font-name-complex="Times New Roman1" style:font-weight-complex="normal"/>
    </style:style>
    <style:style style:name="T15" style:family="text">
      <style:text-properties fo:font-weight="normal" officeooo:rsid="002bcdb2" style:language-asian="tr" style:country-asian="TR" style:font-weight-asian="normal" style:font-name-complex="Times New Roman1" style:font-weight-complex="normal"/>
    </style:style>
    <style:style style:name="T16" style:family="text">
      <style:text-properties fo:font-weight="normal" officeooo:rsid="001c4bd1" style:language-asian="tr" style:country-asian="TR" style:font-weight-asian="normal" style:font-name-complex="Times New Roman1" style:font-weight-complex="normal"/>
    </style:style>
    <style:style style:name="T17" style:family="text">
      <style:text-properties fo:font-weight="normal" officeooo:rsid="008f180f" style:language-asian="tr" style:country-asian="TR" style:font-weight-asian="normal" style:font-name-complex="Times New Roman1" style:font-weight-complex="normal"/>
    </style:style>
    <style:style style:name="T18" style:family="text">
      <style:text-properties fo:font-weight="normal" officeooo:rsid="00a7f9fb" style:language-asian="tr" style:country-asian="TR" style:font-weight-asian="normal" style:font-name-complex="Times New Roman1" style:font-weight-complex="normal"/>
    </style:style>
    <style:style style:name="T19" style:family="text">
      <style:text-properties fo:font-weight="normal" style:language-asian="tr" style:country-asian="TR" style:font-weight-asian="normal" style:font-weight-complex="normal"/>
    </style:style>
    <style:style style:name="T20" style:family="text">
      <style:text-properties fo:font-weight="normal" officeooo:rsid="003c3a02" style:language-asian="tr" style:country-asian="TR" style:font-weight-asian="normal" style:font-weight-complex="normal"/>
    </style:style>
    <style:style style:name="T21" style:family="text">
      <style:text-properties fo:font-weight="normal" officeooo:rsid="00374a74" style:language-asian="tr" style:country-asian="TR" style:font-weight-asian="normal" style:font-weight-complex="normal"/>
    </style:style>
    <style:style style:name="T22" style:family="text">
      <style:text-properties fo:font-weight="normal" officeooo:rsid="0014a809" style:language-asian="tr" style:country-asian="TR" style:font-weight-asian="normal" style:font-weight-complex="normal"/>
    </style:style>
    <style:style style:name="T23" style:family="text">
      <style:text-properties fo:font-weight="normal" officeooo:rsid="006fa4e9" style:language-asian="tr" style:country-asian="TR" style:font-weight-asian="normal" style:font-weight-complex="normal"/>
    </style:style>
    <style:style style:name="T24" style:family="text">
      <style:text-properties fo:font-weight="normal" officeooo:rsid="00cc4e8e" style:language-asian="tr" style:country-asian="TR" style:font-weight-asian="normal" style:font-weight-complex="normal"/>
    </style:style>
    <style:style style:name="T25" style:family="text">
      <style:text-properties officeooo:rsid="00172ad1"/>
    </style:style>
    <style:style style:name="T26" style:family="text">
      <style:text-properties officeooo:rsid="00191904"/>
    </style:style>
    <style:style style:name="T27" style:family="text">
      <style:text-properties officeooo:rsid="001b7644"/>
    </style:style>
    <style:style style:name="T28" style:family="text">
      <style:text-properties officeooo:rsid="001cc920"/>
    </style:style>
    <style:style style:name="T29" style:family="text">
      <style:text-properties officeooo:rsid="001e1f00"/>
    </style:style>
    <style:style style:name="T30" style:family="text">
      <style:text-properties fo:font-weight="bold" style:font-weight-asian="bold" style:font-weight-complex="bold"/>
    </style:style>
    <style:style style:name="T31" style:family="text">
      <style:text-properties fo:font-weight="bold" officeooo:rsid="0024c625" style:font-weight-asian="bold" style:font-weight-complex="bold"/>
    </style:style>
    <style:style style:name="T32" style:family="text">
      <style:text-properties fo:font-weight="bold" officeooo:rsid="002572b2" style:font-weight-asian="bold" style:font-weight-complex="bold"/>
    </style:style>
    <style:style style:name="T33" style:family="text">
      <style:text-properties fo:font-weight="bold" officeooo:rsid="00275b19" style:font-weight-asian="bold" style:font-weight-complex="bold"/>
    </style:style>
    <style:style style:name="T34" style:family="text">
      <style:text-properties fo:font-weight="bold" officeooo:rsid="00298cb2" style:font-weight-asian="bold" style:font-weight-complex="bold"/>
    </style:style>
    <style:style style:name="T35" style:family="text">
      <style:text-properties fo:font-weight="bold" officeooo:rsid="002a4e45" style:font-weight-asian="bold" style:font-weight-complex="bold"/>
    </style:style>
    <style:style style:name="T36" style:family="text">
      <style:text-properties fo:font-weight="bold" officeooo:rsid="0043c25c" style:font-weight-asian="bold" style:font-weight-complex="bold"/>
    </style:style>
    <style:style style:name="T37" style:family="text">
      <style:text-properties fo:font-weight="bold" officeooo:rsid="004419e8" style:font-weight-asian="bold" style:font-weight-complex="bold"/>
    </style:style>
    <style:style style:name="T38" style:family="text">
      <style:text-properties fo:font-weight="bold" officeooo:rsid="00443595" style:font-weight-asian="bold" style:font-weight-complex="bold"/>
    </style:style>
    <style:style style:name="T39" style:family="text">
      <style:text-properties fo:font-weight="bold" officeooo:rsid="00455e00" style:font-weight-asian="bold" style:font-weight-complex="bold"/>
    </style:style>
    <style:style style:name="T40" style:family="text">
      <style:text-properties fo:font-weight="bold" officeooo:rsid="00a1fb85" style:font-weight-asian="bold" style:font-weight-complex="bold"/>
    </style:style>
    <style:style style:name="T41" style:family="text">
      <style:text-properties fo:font-weight="bold" officeooo:rsid="00cddedd" style:font-weight-asian="bold" style:font-weight-complex="bold"/>
    </style:style>
    <style:style style:name="T42" style:family="text">
      <style:text-properties fo:font-weight="bold" officeooo:rsid="005192be" style:font-weight-asian="bold" style:font-weight-complex="bold"/>
    </style:style>
    <style:style style:name="T43" style:family="text">
      <style:text-properties fo:font-weight="bold" officeooo:rsid="00821128" style:font-weight-asian="bold" style:font-weight-complex="bold"/>
    </style:style>
    <style:style style:name="T44" style:family="text">
      <style:text-properties fo:font-weight="bold" officeooo:rsid="00d9884f" style:font-weight-asian="bold" style:font-weight-complex="bold"/>
    </style:style>
    <style:style style:name="T45" style:family="text">
      <style:text-properties fo:font-weight="bold" officeooo:rsid="00da5b80" style:font-weight-asian="bold" style:font-weight-complex="bold"/>
    </style:style>
    <style:style style:name="T46" style:family="text">
      <style:text-properties fo:font-weight="bold" style:language-asian="tr" style:country-asian="TR" style:font-weight-asian="bold" style:font-name-complex="Times New Roman1" style:font-weight-complex="bold"/>
    </style:style>
    <style:style style:name="T47" style:family="text">
      <style:text-properties fo:font-weight="bold" officeooo:rsid="002a4e45" style:language-asian="tr" style:country-asian="TR" style:font-weight-asian="bold" style:font-name-complex="Times New Roman1" style:font-weight-complex="bold"/>
    </style:style>
    <style:style style:name="T48" style:family="text">
      <style:text-properties fo:font-weight="bold" officeooo:rsid="00455e00" style:language-asian="tr" style:country-asian="TR" style:font-weight-asian="bold" style:font-name-complex="Times New Roman1" style:font-weight-complex="bold"/>
    </style:style>
    <style:style style:name="T49" style:family="text">
      <style:text-properties fo:font-weight="bold" officeooo:rsid="002bcdb2" style:language-asian="tr" style:country-asian="TR" style:font-weight-asian="bold" style:font-name-complex="Times New Roman1" style:font-weight-complex="bold"/>
    </style:style>
    <style:style style:name="T50" style:family="text">
      <style:text-properties fo:font-weight="bold" officeooo:rsid="003b129e" style:language-asian="tr" style:country-asian="TR" style:font-weight-asian="bold" style:font-name-complex="Times New Roman1" style:font-weight-complex="bold"/>
    </style:style>
    <style:style style:name="T51" style:family="text">
      <style:text-properties fo:font-weight="bold" officeooo:rsid="00d07306" style:language-asian="tr" style:country-asian="TR" style:font-weight-asian="bold" style:font-name-complex="Times New Roman1" style:font-weight-complex="bold"/>
    </style:style>
    <style:style style:name="T52" style:family="text">
      <style:text-properties fo:font-weight="bold" officeooo:rsid="00d136f4" style:language-asian="tr" style:country-asian="TR" style:font-weight-asian="bold" style:font-name-complex="Times New Roman1" style:font-weight-complex="bold"/>
    </style:style>
    <style:style style:name="T53" style:family="text">
      <style:text-properties fo:font-weight="bold" officeooo:rsid="00d9884f" style:language-asian="tr" style:country-asian="TR" style:font-weight-asian="bold" style:font-name-complex="Times New Roman1" style:font-weight-complex="bold"/>
    </style:style>
    <style:style style:name="T54" style:family="text">
      <style:text-properties fo:font-weight="bold" officeooo:rsid="00df6fdc" style:language-asian="tr" style:country-asian="TR" style:font-weight-asian="bold" style:font-name-complex="Times New Roman1" style:font-weight-complex="bold"/>
    </style:style>
    <style:style style:name="T55" style:family="text">
      <style:text-properties fo:letter-spacing="0.011cm"/>
    </style:style>
    <style:style style:name="T56" style:family="text">
      <style:text-properties officeooo:rsid="001f62ef"/>
    </style:style>
    <style:style style:name="T57" style:family="text">
      <style:text-properties officeooo:rsid="0023f1ec"/>
    </style:style>
    <style:style style:name="T58" style:family="text">
      <style:text-properties officeooo:rsid="0024c625"/>
    </style:style>
    <style:style style:name="T59" style:family="text">
      <style:text-properties fo:font-style="normal" fo:font-weight="bold" style:font-style-asian="normal" style:font-weight-asian="bold" style:font-name-complex="Times New Roman" style:font-weight-complex="bold"/>
    </style:style>
    <style:style style:name="T60" style:family="text">
      <style:text-properties fo:font-style="normal" fo:font-weight="bold" officeooo:rsid="00172ad1" style:font-style-asian="normal" style:font-weight-asian="bold" style:font-name-complex="Times New Roman" style:font-weight-complex="bold"/>
    </style:style>
    <style:style style:name="T61" style:family="text">
      <style:text-properties fo:font-style="normal" fo:font-weight="bold" officeooo:rsid="002572b2" style:font-style-asian="normal" style:font-weight-asian="bold" style:font-name-complex="Times New Roman" style:font-weight-complex="bold"/>
    </style:style>
    <style:style style:name="T62" style:family="text">
      <style:text-properties fo:font-style="normal" fo:font-weight="bold" officeooo:rsid="00275b19" style:font-style-asian="normal" style:font-weight-asian="bold" style:font-name-complex="Times New Roman" style:font-weight-complex="bold"/>
    </style:style>
    <style:style style:name="T63" style:family="text">
      <style:text-properties fo:font-style="normal" fo:font-weight="bold" style:font-style-asian="normal" style:font-weight-asian="bold" style:font-name-complex="Times New Roman" style:font-weight-complex="normal"/>
    </style:style>
    <style:style style:name="T64" style:family="text">
      <style:text-properties fo:font-style="normal" fo:font-weight="bold" officeooo:rsid="0024c625" style:font-style-asian="normal" style:font-weight-asian="bold" style:font-name-complex="Times New Roman" style:font-weight-complex="normal"/>
    </style:style>
    <style:style style:name="T65" style:family="text">
      <style:text-properties fo:font-style="normal" fo:font-weight="bold" officeooo:rsid="002572b2" style:font-style-asian="normal" style:font-weight-asian="bold" style:font-name-complex="Times New Roman" style:font-weight-complex="normal"/>
    </style:style>
    <style:style style:name="T66" style:family="text">
      <style:text-properties fo:font-style="normal" fo:font-weight="bold" officeooo:rsid="00275b19" style:font-style-asian="normal" style:font-weight-asian="bold" style:font-name-complex="Times New Roman" style:font-weight-complex="normal"/>
    </style:style>
    <style:style style:name="T67" style:family="text">
      <style:text-properties fo:font-style="normal" fo:font-weight="bold" officeooo:rsid="00298cb2" style:font-style-asian="normal" style:font-weight-asian="bold" style:font-name-complex="Times New Roman" style:font-weight-complex="normal"/>
    </style:style>
    <style:style style:name="T68" style:family="text">
      <style:text-properties fo:font-style="normal" fo:font-weight="bold" officeooo:rsid="002a4e45" style:font-style-asian="normal" style:font-weight-asian="bold" style:font-name-complex="Times New Roman" style:font-weight-complex="normal"/>
    </style:style>
    <style:style style:name="T69" style:family="text">
      <style:text-properties fo:font-style="normal" fo:font-weight="bold" officeooo:rsid="005192be" style:font-style-asian="normal" style:font-weight-asian="bold" style:font-name-complex="Times New Roman" style:font-weight-complex="normal"/>
    </style:style>
    <style:style style:name="T70" style:family="text">
      <style:text-properties fo:font-style="normal" fo:font-weight="bold" officeooo:rsid="0078c540" style:language-asian="tr" style:country-asian="TR" style:font-style-asian="normal" style:font-weight-asian="bold" style:font-name-complex="Times New Roman1" style:font-style-complex="italic" style:font-weight-complex="normal"/>
    </style:style>
    <style:style style:name="T71" style:family="text">
      <style:text-properties fo:font-style="normal" fo:font-weight="bold" officeooo:rsid="007e3d08" style:language-asian="tr" style:country-asian="TR" style:font-style-asian="normal" style:font-weight-asian="bold" style:font-name-complex="Times New Roman1" style:font-style-complex="italic" style:font-weight-complex="normal"/>
    </style:style>
    <style:style style:name="T72" style:family="text">
      <style:text-properties fo:font-style="normal" fo:font-weight="bold" officeooo:rsid="00d136f4" style:language-asian="tr" style:country-asian="TR" style:font-style-asian="normal" style:font-weight-asian="bold" style:font-name-complex="Times New Roman1" style:font-style-complex="italic" style:font-weight-complex="normal"/>
    </style:style>
    <style:style style:name="T73" style:family="text">
      <style:text-properties fo:font-style="normal" fo:font-weight="bold" officeooo:rsid="00db7bf4" style:language-asian="tr" style:country-asian="TR" style:font-style-asian="normal" style:font-weight-asian="bold" style:font-name-complex="Times New Roman1" style:font-weight-complex="bold"/>
    </style:style>
    <style:style style:name="T74" style:family="text">
      <style:text-properties fo:font-style="normal" fo:font-weight="normal" style:font-style-asian="normal" style:font-weight-asian="normal" style:font-name-complex="Times New Roman" style:font-weight-complex="normal"/>
    </style:style>
    <style:style style:name="T75" style:family="text">
      <style:text-properties fo:font-style="normal" fo:font-weight="normal" officeooo:rsid="00172ad1" style:font-style-asian="normal" style:font-weight-asian="normal" style:font-name-complex="Times New Roman" style:font-weight-complex="normal"/>
    </style:style>
    <style:style style:name="T76" style:family="text">
      <style:text-properties fo:font-style="normal" fo:font-weight="normal" officeooo:rsid="00275b19" style:font-style-asian="normal" style:font-weight-asian="normal" style:font-name-complex="Times New Roman" style:font-weight-complex="normal"/>
    </style:style>
    <style:style style:name="T77" style:family="text">
      <style:text-properties fo:font-style="normal" fo:font-weight="normal" officeooo:rsid="0023f1ec" style:font-style-asian="normal" style:font-weight-asian="normal" style:font-name-complex="Times New Roman" style:font-weight-complex="normal"/>
    </style:style>
    <style:style style:name="T78" style:family="text">
      <style:text-properties fo:font-style="normal" fo:font-weight="normal" officeooo:rsid="0043c25c" style:font-style-asian="normal" style:font-weight-asian="normal" style:font-name-complex="Times New Roman" style:font-weight-complex="normal"/>
    </style:style>
    <style:style style:name="T79" style:family="text">
      <style:text-properties fo:font-style="normal" fo:font-weight="normal" officeooo:rsid="002572b2" style:font-style-asian="normal" style:font-weight-asian="normal" style:font-name-complex="Times New Roman" style:font-weight-complex="normal"/>
    </style:style>
    <style:style style:name="T80" style:family="text">
      <style:text-properties fo:font-style="normal" fo:font-weight="normal" officeooo:rsid="00455e00" style:font-style-asian="normal" style:font-weight-asian="normal" style:font-name-complex="Times New Roman" style:font-weight-complex="normal"/>
    </style:style>
    <style:style style:name="T81" style:family="text">
      <style:text-properties fo:font-style="normal" fo:font-weight="normal" officeooo:rsid="0047d350" style:font-style-asian="normal" style:font-weight-asian="normal" style:font-name-complex="Times New Roman" style:font-weight-complex="normal"/>
    </style:style>
    <style:style style:name="T82" style:family="text">
      <style:text-properties fo:font-style="normal" fo:font-weight="normal" officeooo:rsid="007390b8" style:font-style-asian="normal" style:font-weight-asian="normal" style:font-name-complex="Times New Roman" style:font-weight-complex="normal"/>
    </style:style>
    <style:style style:name="T83" style:family="text">
      <style:text-properties fo:font-style="normal" fo:font-weight="normal" officeooo:rsid="00d07306" style:font-style-asian="normal" style:font-weight-asian="normal" style:font-name-complex="Times New Roman" style:font-weight-complex="normal"/>
    </style:style>
    <style:style style:name="T84" style:family="text">
      <style:text-properties fo:font-style="normal" fo:font-weight="normal" officeooo:rsid="00deb2d1" style:font-style-asian="normal" style:font-weight-asian="normal" style:font-name-complex="Times New Roman" style:font-weight-complex="normal"/>
    </style:style>
    <style:style style:name="T85" style:family="text">
      <style:text-properties fo:font-style="normal" style:font-style-asian="normal" style:font-name-complex="Times New Roman" style:font-weight-complex="normal"/>
    </style:style>
    <style:style style:name="T86" style:family="text">
      <style:text-properties fo:font-style="normal" officeooo:rsid="00172ad1" style:font-style-asian="normal" style:font-name-complex="Times New Roman" style:font-weight-complex="normal"/>
    </style:style>
    <style:style style:name="T87" style:family="text">
      <style:text-properties fo:font-style="normal" officeooo:rsid="00275b19" style:font-style-asian="normal" style:font-name-complex="Times New Roman" style:font-weight-complex="normal"/>
    </style:style>
    <style:style style:name="T88" style:family="text">
      <style:text-properties fo:font-style="normal" officeooo:rsid="0024c625" style:font-style-asian="normal" style:font-name-complex="Times New Roman" style:font-weight-complex="normal"/>
    </style:style>
    <style:style style:name="T89" style:family="text">
      <style:text-properties fo:font-style="normal" officeooo:rsid="0043c25c" style:font-style-asian="normal" style:font-name-complex="Times New Roman" style:font-weight-complex="normal"/>
    </style:style>
    <style:style style:name="T90" style:family="text">
      <style:text-properties fo:font-style="normal" style:language-asian="tr" style:country-asian="TR" style:font-style-asian="normal" style:font-name-complex="Times New Roman1" style:font-weight-complex="normal"/>
    </style:style>
    <style:style style:name="T91" style:family="text">
      <style:text-properties fo:font-style="normal" officeooo:rsid="00443595" style:language-asian="tr" style:country-asian="TR" style:font-style-asian="normal" style:font-name-complex="Times New Roman1" style:font-weight-complex="normal"/>
    </style:style>
    <style:style style:name="T92" style:family="text">
      <style:text-properties fo:font-style="normal" officeooo:rsid="003d13be" style:language-asian="tr" style:country-asian="TR" style:font-style-asian="normal" style:font-name-complex="Times New Roman1" style:font-weight-complex="normal"/>
    </style:style>
    <style:style style:name="T93" style:family="text">
      <style:text-properties fo:font-style="normal" officeooo:rsid="003b129e" style:language-asian="tr" style:country-asian="TR" style:font-style-asian="normal" style:font-name-complex="Times New Roman1" style:font-weight-complex="normal"/>
    </style:style>
    <style:style style:name="T94" style:family="text">
      <style:text-properties fo:font-style="normal" officeooo:rsid="003c9814" style:language-asian="tr" style:country-asian="TR" style:font-style-asian="normal" style:font-name-complex="Times New Roman1" style:font-weight-complex="normal"/>
    </style:style>
    <style:style style:name="T95" style:family="text">
      <style:text-properties fo:font-style="normal" officeooo:rsid="0056ecfa" style:language-asian="tr" style:country-asian="TR" style:font-style-asian="normal" style:font-name-complex="Times New Roman1" style:font-weight-complex="normal"/>
    </style:style>
    <style:style style:name="T96" style:family="text">
      <style:text-properties fo:font-style="normal" officeooo:rsid="008f180f" style:language-asian="tr" style:country-asian="TR" style:font-style-asian="normal" style:font-name-complex="Times New Roman1" style:font-weight-complex="normal"/>
    </style:style>
    <style:style style:name="T97" style:family="text">
      <style:text-properties fo:font-style="normal" officeooo:rsid="00d43574" style:language-asian="tr" style:country-asian="TR" style:font-style-asian="normal" style:font-name-complex="Times New Roman1" style:font-weight-complex="normal"/>
    </style:style>
    <style:style style:name="T98" style:family="text">
      <style:text-properties fo:font-style="normal" officeooo:rsid="00db7bf4" style:language-asian="tr" style:country-asian="TR" style:font-style-asian="normal" style:font-name-complex="Times New Roman1" style:font-weight-complex="normal"/>
    </style:style>
    <style:style style:name="T99"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0" style:family="text">
      <style:text-properties fo:font-style="normal" style:text-underline-style="solid" style:text-underline-width="auto" style:text-underline-color="font-color" fo:font-weight="bold" officeooo:rsid="0078c540" style:language-asian="tr" style:country-asian="TR" style:font-style-asian="normal" style:font-weight-asian="bold" style:font-name-complex="Times New Roman1" style:font-style-complex="italic" style:font-weight-complex="bold"/>
    </style:style>
    <style:style style:name="T101" style:family="text">
      <style:text-properties fo:language="tr" fo:country="TR" fo:font-weight="bold" style:font-weight-asian="bold" style:font-name-complex="Times New Roman" style:font-weight-complex="bold"/>
    </style:style>
    <style:style style:name="T102" style:family="text">
      <style:text-properties fo:language="tr" fo:country="TR" fo:font-weight="bold" officeooo:rsid="0024c625" style:font-weight-asian="bold" style:font-name-complex="Times New Roman" style:font-weight-complex="bold"/>
    </style:style>
    <style:style style:name="T103" style:family="text">
      <style:text-properties fo:language="tr" fo:country="TR" fo:font-weight="bold" officeooo:rsid="0043c25c" style:font-weight-asian="bold" style:font-name-complex="Times New Roman" style:font-weight-complex="bold"/>
    </style:style>
    <style:style style:name="T104" style:family="text">
      <style:text-properties fo:language="tr" fo:country="TR" fo:font-style="normal" fo:font-weight="bold" style:font-style-asian="normal" style:font-weight-asian="bold" style:font-name-complex="Times New Roman" style:font-weight-complex="normal"/>
    </style:style>
    <style:style style:name="T105" style:family="text">
      <style:text-properties fo:language="tr" fo:country="TR" fo:font-style="normal" fo:font-weight="normal" style:font-style-asian="normal" style:font-weight-asian="normal" style:font-name-complex="Times New Roman" style:font-weight-complex="normal"/>
    </style:style>
    <style:style style:name="T106" style:family="text">
      <style:text-properties fo:language="tr" fo:country="TR" fo:font-style="normal" fo:font-weight="normal" officeooo:rsid="004c1294" style:font-style-asian="normal" style:font-weight-asian="normal" style:font-name-complex="Times New Roman" style:font-weight-complex="normal"/>
    </style:style>
    <style:style style:name="T107" style:family="text">
      <style:text-properties fo:language="tr" fo:country="TR" style:font-name-complex="Times New Roman"/>
    </style:style>
    <style:style style:name="T108" style:family="text">
      <style:text-properties fo:language="tr" fo:country="TR" officeooo:rsid="00172ad1" style:font-name-complex="Times New Roman"/>
    </style:style>
    <style:style style:name="T109" style:family="text">
      <style:text-properties fo:language="tr" fo:country="TR" officeooo:rsid="0043c25c" style:font-name-complex="Times New Roman"/>
    </style:style>
    <style:style style:name="T110" style:family="text">
      <style:text-properties fo:language="tr" fo:country="TR" officeooo:rsid="004c1294" style:font-name-complex="Times New Roman"/>
    </style:style>
    <style:style style:name="T111" style:family="text">
      <style:text-properties fo:language="tr" fo:country="TR" officeooo:rsid="00b0e99e" style:font-name-complex="Times New Roman"/>
    </style:style>
    <style:style style:name="T112" style:family="text">
      <style:text-properties officeooo:rsid="002b0bb3"/>
    </style:style>
    <style:style style:name="T113" style:family="text">
      <style:text-properties style:language-asian="tr" style:country-asian="TR" style:font-name-complex="Times New Roman1"/>
    </style:style>
    <style:style style:name="T114" style:family="text">
      <style:text-properties officeooo:rsid="00172ad1" style:language-asian="tr" style:country-asian="TR" style:font-name-complex="Times New Roman1"/>
    </style:style>
    <style:style style:name="T115" style:family="text">
      <style:text-properties officeooo:rsid="002bcdb2" style:language-asian="tr" style:country-asian="TR" style:font-name-complex="Times New Roman1"/>
    </style:style>
    <style:style style:name="T116" style:family="text">
      <style:text-properties officeooo:rsid="00310090" style:language-asian="tr" style:country-asian="TR" style:font-name-complex="Times New Roman1"/>
    </style:style>
    <style:style style:name="T117" style:family="text">
      <style:text-properties officeooo:rsid="0033b636" style:language-asian="tr" style:country-asian="TR" style:font-name-complex="Times New Roman1"/>
    </style:style>
    <style:style style:name="T118" style:family="text">
      <style:text-properties officeooo:rsid="003aa60a" style:language-asian="tr" style:country-asian="TR" style:font-name-complex="Times New Roman1"/>
    </style:style>
    <style:style style:name="T119" style:family="text">
      <style:text-properties officeooo:rsid="0013e64a" style:language-asian="tr" style:country-asian="TR" style:font-name-complex="Times New Roman1"/>
    </style:style>
    <style:style style:name="T120" style:family="text">
      <style:text-properties officeooo:rsid="003b129e" style:language-asian="tr" style:country-asian="TR" style:font-name-complex="Times New Roman1"/>
    </style:style>
    <style:style style:name="T121" style:family="text">
      <style:text-properties officeooo:rsid="0022f6e7" style:language-asian="tr" style:country-asian="TR" style:font-name-complex="Times New Roman1"/>
    </style:style>
    <style:style style:name="T122" style:family="text">
      <style:text-properties officeooo:rsid="003c9814" style:language-asian="tr" style:country-asian="TR" style:font-name-complex="Times New Roman1"/>
    </style:style>
    <style:style style:name="T123" style:family="text">
      <style:text-properties officeooo:rsid="003d13be" style:language-asian="tr" style:country-asian="TR" style:font-name-complex="Times New Roman1"/>
    </style:style>
    <style:style style:name="T124" style:family="text">
      <style:text-properties officeooo:rsid="003d6035" style:language-asian="tr" style:country-asian="TR" style:font-name-complex="Times New Roman1"/>
    </style:style>
    <style:style style:name="T125" style:family="text">
      <style:text-properties officeooo:rsid="00467d30" style:language-asian="tr" style:country-asian="TR" style:font-name-complex="Times New Roman1"/>
    </style:style>
    <style:style style:name="T126" style:family="text">
      <style:text-properties officeooo:rsid="004958df" style:language-asian="tr" style:country-asian="TR" style:font-name-complex="Times New Roman1"/>
    </style:style>
    <style:style style:name="T127" style:family="text">
      <style:text-properties officeooo:rsid="004e8cf1" style:language-asian="tr" style:country-asian="TR" style:font-name-complex="Times New Roman1"/>
    </style:style>
    <style:style style:name="T128" style:family="text">
      <style:text-properties officeooo:rsid="00455e00" style:language-asian="tr" style:country-asian="TR" style:font-name-complex="Times New Roman1"/>
    </style:style>
    <style:style style:name="T129" style:family="text">
      <style:text-properties officeooo:rsid="0047d350" style:language-asian="tr" style:country-asian="TR" style:font-name-complex="Times New Roman1"/>
    </style:style>
    <style:style style:name="T130" style:family="text">
      <style:text-properties officeooo:rsid="0016608b" style:language-asian="tr" style:country-asian="TR" style:font-name-complex="Times New Roman1"/>
    </style:style>
    <style:style style:name="T131" style:family="text">
      <style:text-properties officeooo:rsid="00348da0" style:language-asian="tr" style:country-asian="TR" style:font-name-complex="Times New Roman1"/>
    </style:style>
    <style:style style:name="T132" style:family="text">
      <style:text-properties officeooo:rsid="006bae34" style:language-asian="tr" style:country-asian="TR" style:font-name-complex="Times New Roman1"/>
    </style:style>
    <style:style style:name="T133" style:family="text">
      <style:text-properties officeooo:rsid="008f180f" style:language-asian="tr" style:country-asian="TR" style:font-name-complex="Times New Roman1"/>
    </style:style>
    <style:style style:name="T134" style:family="text">
      <style:text-properties officeooo:rsid="0097ef5f" style:language-asian="tr" style:country-asian="TR" style:font-name-complex="Times New Roman1"/>
    </style:style>
    <style:style style:name="T135" style:family="text">
      <style:text-properties officeooo:rsid="002b0bb3" style:language-asian="tr" style:country-asian="TR" style:font-name-complex="Times New Roman1"/>
    </style:style>
    <style:style style:name="T136" style:family="text">
      <style:text-properties officeooo:rsid="001ab6fb" style:language-asian="tr" style:country-asian="TR" style:font-name-complex="Times New Roman1"/>
    </style:style>
    <style:style style:name="T137" style:family="text">
      <style:text-properties officeooo:rsid="00875977" style:language-asian="tr" style:country-asian="TR" style:font-name-complex="Times New Roman1"/>
    </style:style>
    <style:style style:name="T138" style:family="text">
      <style:text-properties officeooo:rsid="00512536" style:language-asian="tr" style:country-asian="TR" style:font-name-complex="Times New Roman1"/>
    </style:style>
    <style:style style:name="T139" style:family="text">
      <style:text-properties officeooo:rsid="0013588f" style:language-asian="tr" style:country-asian="TR" style:font-name-complex="Times New Roman1"/>
    </style:style>
    <style:style style:name="T140" style:family="text">
      <style:text-properties officeooo:rsid="00443595" style:language-asian="tr" style:country-asian="TR" style:font-name-complex="Times New Roman1"/>
    </style:style>
    <style:style style:name="T141" style:family="text">
      <style:text-properties officeooo:rsid="00b87544" style:language-asian="tr" style:country-asian="TR" style:font-name-complex="Times New Roman1"/>
    </style:style>
    <style:style style:name="T142" style:family="text">
      <style:text-properties officeooo:rsid="00cddedd" style:language-asian="tr" style:country-asian="TR" style:font-name-complex="Times New Roman1"/>
    </style:style>
    <style:style style:name="T143" style:family="text">
      <style:text-properties officeooo:rsid="00d136f4" style:language-asian="tr" style:country-asian="TR" style:font-name-complex="Times New Roman1"/>
    </style:style>
    <style:style style:name="T144" style:family="text">
      <style:text-properties officeooo:rsid="0078c540" style:language-asian="tr" style:country-asian="TR" style:font-name-complex="Times New Roman1"/>
    </style:style>
    <style:style style:name="T145" style:family="text">
      <style:text-properties officeooo:rsid="007ab96d" style:language-asian="tr" style:country-asian="TR" style:font-name-complex="Times New Roman1"/>
    </style:style>
    <style:style style:name="T146" style:family="text">
      <style:text-properties officeooo:rsid="008676e7" style:language-asian="tr" style:country-asian="TR" style:font-name-complex="Times New Roman1"/>
    </style:style>
    <style:style style:name="T147" style:family="text">
      <style:text-properties officeooo:rsid="00d43574" style:language-asian="tr" style:country-asian="TR" style:font-name-complex="Times New Roman1"/>
    </style:style>
    <style:style style:name="T148" style:family="text">
      <style:text-properties officeooo:rsid="003c3a02" style:language-asian="tr" style:country-asian="TR" style:font-name-complex="Times New Roman1"/>
    </style:style>
    <style:style style:name="T149" style:family="text">
      <style:text-properties officeooo:rsid="00deb2d1" style:language-asian="tr" style:country-asian="TR" style:font-name-complex="Times New Roman1"/>
    </style:style>
    <style:style style:name="T150" style:family="text">
      <style:text-properties officeooo:rsid="00df6fdc" style:language-asian="tr" style:country-asian="TR" style:font-name-complex="Times New Roman1"/>
    </style:style>
    <style:style style:name="T151" style:family="text">
      <style:text-properties style:language-asian="tr" style:country-asian="TR" style:font-name-complex="Tahoma"/>
    </style:style>
    <style:style style:name="T152" style:family="text">
      <style:text-properties officeooo:rsid="003b129e" style:language-asian="tr" style:country-asian="TR" style:font-name-complex="Tahoma"/>
    </style:style>
    <style:style style:name="T153" style:family="text">
      <style:text-properties officeooo:rsid="004958df" style:language-asian="tr" style:country-asian="TR" style:font-name-complex="Tahoma"/>
    </style:style>
    <style:style style:name="T154" style:family="text">
      <style:text-properties officeooo:rsid="006bae34" style:language-asian="tr" style:country-asian="TR" style:font-name-complex="Tahoma"/>
    </style:style>
    <style:style style:name="T155" style:family="text">
      <style:text-properties officeooo:rsid="00d136f4" style:language-asian="tr" style:country-asian="TR" style:font-name-complex="Tahoma"/>
    </style:style>
    <style:style style:name="T156" style:family="text">
      <style:text-properties officeooo:rsid="00d43574" style:language-asian="tr" style:country-asian="TR" style:font-name-complex="Tahoma"/>
    </style:style>
    <style:style style:name="T157" style:family="text">
      <style:text-properties officeooo:rsid="00374a74" style:language-asian="tr" style:country-asian="TR"/>
    </style:style>
    <style:style style:name="T158" style:family="text">
      <style:text-properties officeooo:rsid="0014a809" style:language-asian="tr" style:country-asian="TR"/>
    </style:style>
    <style:style style:name="T159" style:family="text">
      <style:text-properties officeooo:rsid="00347560"/>
    </style:style>
    <style:style style:name="T160" style:family="text">
      <style:text-properties officeooo:rsid="003aa60a"/>
    </style:style>
    <style:style style:name="T161" style:family="text">
      <style:text-properties officeooo:rsid="0043c25c"/>
    </style:style>
    <style:style style:name="T162" style:family="text">
      <style:text-properties officeooo:rsid="00443595"/>
    </style:style>
    <style:style style:name="T163" style:family="text">
      <style:text-properties officeooo:rsid="0047d350"/>
    </style:style>
    <style:style style:name="T164" style:family="text">
      <style:text-properties fo:font-style="italic" style:text-underline-style="solid" style:text-underline-width="auto" style:text-underline-color="font-color" fo:font-weight="bold" style:font-style-asian="italic" style:font-weight-asian="bold"/>
    </style:style>
    <style:style style:name="T1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6"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6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69"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70" style:family="text">
      <style:text-properties fo:font-style="italic" style:text-underline-style="solid" style:text-underline-width="auto" style:text-underline-color="font-color" fo:font-weight="bold" officeooo:rsid="0078c540" style:language-asian="tr" style:country-asian="TR" style:font-style-asian="italic" style:font-weight-asian="bold" style:font-name-complex="Times New Roman1" style:font-style-complex="italic" style:font-weight-complex="bold"/>
    </style:style>
    <style:style style:name="T17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7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5" style:family="text">
      <style:text-properties fo:font-style="italic" style:font-style-asian="italic" style:font-style-complex="italic"/>
    </style:style>
    <style:style style:name="T176" style:family="text">
      <style:text-properties fo:font-style="italic" style:language-asian="tr" style:country-asian="TR" style:font-style-asian="italic" style:font-name-complex="Times New Roman1" style:font-style-complex="italic"/>
    </style:style>
    <style:style style:name="T177" style:family="text">
      <style:text-properties fo:font-style="italic" officeooo:rsid="003b129e" style:language-asian="tr" style:country-asian="TR" style:font-style-asian="italic" style:font-name-complex="Times New Roman1" style:font-style-complex="italic"/>
    </style:style>
    <style:style style:name="T178" style:family="text">
      <style:text-properties fo:font-style="italic" officeooo:rsid="005192be" style:language-asian="tr" style:country-asian="TR" style:font-style-asian="italic" style:font-name-complex="Times New Roman1" style:font-style-complex="italic"/>
    </style:style>
    <style:style style:name="T179"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80" style:family="text">
      <style:text-properties officeooo:rsid="004c1294"/>
    </style:style>
    <style:style style:name="T181" style:family="text">
      <style:text-properties officeooo:rsid="004d17d8"/>
    </style:style>
    <style:style style:name="T182" style:family="text">
      <style:text-properties officeooo:rsid="005079a5"/>
    </style:style>
    <style:style style:name="T183" style:family="text">
      <style:text-properties officeooo:rsid="006bae34"/>
    </style:style>
    <style:style style:name="T184" style:family="text">
      <style:text-properties style:text-underline-style="solid" style:text-underline-width="auto" style:text-underline-color="font-color"/>
    </style:style>
    <style:style style:name="T185" style:family="text">
      <style:text-properties style:text-underline-style="solid" style:text-underline-width="auto" style:text-underline-color="font-color" officeooo:rsid="006bae34"/>
    </style:style>
    <style:style style:name="T186" style:family="text">
      <style:text-properties officeooo:rsid="008676e7"/>
    </style:style>
    <style:style style:name="T187"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188"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189" style:family="text">
      <style:text-properties officeooo:rsid="0097ef5f"/>
    </style:style>
    <style:style style:name="T190" style:family="text">
      <style:text-properties officeooo:rsid="00a09823"/>
    </style:style>
    <style:style style:name="T191" style:family="text">
      <style:text-properties officeooo:rsid="00b0e99e"/>
    </style:style>
    <style:style style:name="T192" style:family="text">
      <style:text-properties officeooo:rsid="00b1d6f4"/>
    </style:style>
    <style:style style:name="T193" style:family="text">
      <style:text-properties officeooo:rsid="00b3f9ce"/>
    </style:style>
    <style:style style:name="T194" style:family="text">
      <style:text-properties officeooo:rsid="00b87544"/>
    </style:style>
    <style:style style:name="T195" style:family="text">
      <style:text-properties officeooo:rsid="00b8b0f5"/>
    </style:style>
    <style:style style:name="T196"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197"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198"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199"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00"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01"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02"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03"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04" style:family="text">
      <style:text-properties style:font-name="Chilanka" fo:font-size="12pt" style:font-size-asian="12pt" style:language-asian="tr" style:country-asian="TR" style:font-name-complex="Times New Roman1" style:font-size-complex="12pt"/>
    </style:style>
    <style:style style:name="T205" style:family="text">
      <style:text-properties style:font-name="Chilanka" fo:font-size="12pt" officeooo:rsid="00c5822c" style:font-size-asian="12pt" style:language-asian="tr" style:country-asian="TR" style:font-name-complex="Times New Roman1" style:font-size-complex="12pt"/>
    </style:style>
    <style:style style:name="T206" style:family="text">
      <style:text-properties style:font-name="Chilanka" fo:font-size="12pt" officeooo:rsid="00c5d15f" style:font-size-asian="12pt" style:language-asian="tr" style:country-asian="TR" style:font-name-complex="Times New Roman1" style:font-size-complex="12pt"/>
    </style:style>
    <style:style style:name="T207"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08" style:family="text">
      <style:text-properties officeooo:rsid="00cc4e8e"/>
    </style:style>
    <style:style style:name="T209" style:family="text">
      <style:text-properties officeooo:rsid="00cddedd"/>
    </style:style>
    <style:style style:name="T210" style:family="text">
      <style:text-properties officeooo:rsid="00677889"/>
    </style:style>
    <style:style style:name="T211" style:family="text">
      <style:text-properties officeooo:rsid="00708598"/>
    </style:style>
    <style:style style:name="T212"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13"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14" style:family="text">
      <style:text-properties fo:font-size="12pt" fo:font-style="italic" officeooo:rsid="005915ab" style:font-size-asian="12pt" style:language-asian="tr" style:country-asian="TR" style:font-style-asian="italic" style:font-name-complex="Times New Roman1" style:font-size-complex="12pt" style:font-style-complex="italic"/>
    </style:style>
    <style:style style:name="T215" style:family="text">
      <style:text-properties fo:font-size="12pt" fo:font-style="italic" fo:font-weight="normal" style:font-size-asian="12pt" style:language-asian="tr" style:country-asian="TR" style:font-style-asian="italic" style:font-weight-asian="normal" style:font-name-complex="Times New Roman1" style:font-size-complex="12pt" style:font-weight-complex="normal"/>
    </style:style>
    <style:style style:name="T216" style:family="text">
      <style:text-properties fo:font-size="12pt" fo:font-style="italic" fo:font-weight="normal" officeooo:rsid="008af4ba" style:font-size-asian="12pt" style:language-asian="tr" style:country-asian="TR" style:font-style-asian="italic" style:font-weight-asian="normal" style:font-name-complex="Times New Roman1" style:font-size-complex="12pt" style:font-weight-complex="normal"/>
    </style:style>
    <style:style style:name="T217" style:family="text">
      <style:text-properties fo:font-size="12pt" fo:font-style="italic" fo:font-weight="bold" style:font-size-asian="12pt" style:language-asian="tr" style:country-asian="TR" style:font-style-asian="italic" style:font-weight-asian="bold" style:font-name-complex="Times New Roman1" style:font-size-complex="12pt"/>
    </style:style>
    <style:style style:name="T218" style:family="text">
      <style:text-properties fo:font-size="12pt" style:font-size-asian="12pt" style:language-asian="tr" style:country-asian="TR" style:font-name-complex="Times New Roman1" style:font-size-complex="12pt"/>
    </style:style>
    <style:style style:name="T219" style:family="text">
      <style:text-properties fo:font-size="12pt" officeooo:rsid="008676e7" style:font-size-asian="12pt" style:language-asian="tr" style:country-asian="TR" style:font-name-complex="Times New Roman1" style:font-size-complex="12pt"/>
    </style:style>
    <style:style style:name="T220" style:family="text">
      <style:text-properties fo:font-size="12pt" officeooo:rsid="0014c035" style:font-size-asian="12pt" style:language-asian="tr" style:country-asian="TR" style:font-name-complex="Times New Roman1" style:font-size-complex="12pt"/>
    </style:style>
    <style:style style:name="T221" style:family="text">
      <style:text-properties fo:font-size="12pt" officeooo:rsid="0047d350" style:font-size-asian="12pt" style:language-asian="tr" style:country-asian="TR" style:font-name-complex="Times New Roman1" style:font-size-complex="12pt"/>
    </style:style>
    <style:style style:name="T222" style:family="text">
      <style:text-properties fo:font-size="12pt" officeooo:rsid="004a1f33" style:font-size-asian="12pt" style:language-asian="tr" style:country-asian="TR" style:font-name-complex="Times New Roman1" style:font-size-complex="12pt"/>
    </style:style>
    <style:style style:name="T223" style:family="text">
      <style:text-properties fo:font-size="12pt" officeooo:rsid="007c8eb0" style:font-size-asian="12pt" style:language-asian="tr" style:country-asian="TR" style:font-name-complex="Times New Roman1" style:font-size-complex="12pt"/>
    </style:style>
    <style:style style:name="T224" style:family="text">
      <style:text-properties fo:font-size="12pt" officeooo:rsid="005e4a91" style:font-size-asian="12pt" style:language-asian="tr" style:country-asian="TR" style:font-name-complex="Times New Roman1" style:font-size-complex="12pt"/>
    </style:style>
    <style:style style:name="T225" style:family="text">
      <style:text-properties fo:font-size="12pt" officeooo:rsid="006fa4e9" style:font-size-asian="12pt" style:language-asian="tr" style:country-asian="TR" style:font-name-complex="Times New Roman1" style:font-size-complex="12pt"/>
    </style:style>
    <style:style style:name="T226" style:family="text">
      <style:text-properties fo:font-size="12pt" officeooo:rsid="00821128" style:font-size-asian="12pt" style:language-asian="tr" style:country-asian="TR" style:font-name-complex="Times New Roman1" style:font-size-complex="12pt"/>
    </style:style>
    <style:style style:name="T227" style:family="text">
      <style:text-properties fo:font-size="12pt" officeooo:rsid="007e3d08" style:font-size-asian="12pt" style:language-asian="tr" style:country-asian="TR" style:font-name-complex="Times New Roman1" style:font-size-complex="12pt"/>
    </style:style>
    <style:style style:name="T228"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29" style:family="text">
      <style:text-properties fo:font-size="12pt" fo:font-weight="normal" officeooo:rsid="00708598" style:font-size-asian="12pt" style:language-asian="tr" style:country-asian="TR" style:font-weight-asian="normal" style:font-name-complex="Times New Roman1" style:font-size-complex="12pt" style:font-weight-complex="normal"/>
    </style:style>
    <style:style style:name="T230" style:family="text">
      <style:text-properties fo:font-size="12pt" fo:font-weight="normal" officeooo:rsid="007ab96d" style:font-size-asian="12pt" style:language-asian="tr" style:country-asian="TR" style:font-weight-asian="normal" style:font-name-complex="Times New Roman1" style:font-size-complex="12pt" style:font-weight-complex="normal"/>
    </style:style>
    <style:style style:name="T231" style:family="text">
      <style:text-properties fo:font-size="12pt" fo:font-weight="bold" style:font-size-asian="12pt" style:language-asian="tr" style:country-asian="TR" style:font-weight-asian="bold" style:font-name-complex="Times New Roman1" style:font-size-complex="12pt" style:font-weight-complex="bold"/>
    </style:style>
    <style:style style:name="T232" style:family="text">
      <style:text-properties fo:font-size="12pt" fo:font-weight="bold" officeooo:rsid="005192be" style:font-size-asian="12pt" style:language-asian="tr" style:country-asian="TR" style:font-weight-asian="bold" style:font-name-complex="Times New Roman1" style:font-size-complex="12pt" style:font-weight-complex="bold"/>
    </style:style>
    <style:style style:name="T233" style:family="text">
      <style:text-properties fo:font-size="12pt" fo:font-weight="bold" officeooo:rsid="00821128" style:font-size-asian="12pt" style:language-asian="tr" style:country-asian="TR" style:font-weight-asian="bold" style:font-name-complex="Times New Roman1" style:font-size-complex="12pt" style:font-weight-complex="bold"/>
    </style:style>
    <style:style style:name="T234" style:family="text">
      <style:text-properties fo:font-size="12pt" fo:font-weight="bold" officeooo:rsid="005e4a91" style:font-size-asian="12pt" style:language-asian="tr" style:country-asian="TR" style:font-weight-asian="bold" style:font-name-complex="Times New Roman1" style:font-size-complex="12pt" style:font-weight-complex="bold"/>
    </style:style>
    <style:style style:name="T235" style:family="text">
      <style:text-properties fo:font-size="12pt" fo:font-weight="bold" officeooo:rsid="00248930" style:font-size-asian="12pt" style:language-asian="tr" style:country-asian="TR" style:font-weight-asian="bold" style:font-name-complex="Times New Roman1" style:font-size-complex="12pt" style:font-weight-complex="bold"/>
    </style:style>
    <style:style style:name="T236" style:family="text">
      <style:text-properties fo:font-size="12pt" fo:font-weight="bold" officeooo:rsid="007e3d08" style:font-size-asian="12pt" style:language-asian="tr" style:country-asian="TR" style:font-weight-asian="bold" style:font-name-complex="Times New Roman1" style:font-size-complex="12pt" style:font-weight-complex="bold"/>
    </style:style>
    <style:style style:name="T237" style:family="text">
      <style:text-properties fo:font-size="12pt" fo:font-weight="bold" officeooo:rsid="00875977" style:font-size-asian="12pt" style:language-asian="tr" style:country-asian="TR" style:font-weight-asian="bold" style:font-name-complex="Times New Roman1" style:font-size-complex="12pt" style:font-weight-complex="bold"/>
    </style:style>
    <style:style style:name="T238" style:family="text">
      <style:text-properties fo:font-size="12pt" fo:font-weight="bold" officeooo:rsid="00d136f4" style:font-size-asian="12pt" style:language-asian="tr" style:country-asian="TR" style:font-weight-asian="bold" style:font-name-complex="Times New Roman1" style:font-size-complex="12pt" style:font-weight-complex="bold"/>
    </style:style>
    <style:style style:name="T239" style:family="text">
      <style:text-properties officeooo:rsid="00d136f4"/>
    </style:style>
    <style:style style:name="T240" style:family="text">
      <style:text-properties officeooo:rsid="00d55402"/>
    </style:style>
    <style:style style:name="T241" style:family="text">
      <style:text-properties officeooo:rsid="00d84b96"/>
    </style:style>
    <style:style style:name="T242" style:family="text">
      <style:text-properties officeooo:rsid="00d9884f"/>
    </style:style>
    <style:style style:name="T243" style:family="text">
      <style:text-properties fo:font-size="10pt" fo:font-style="normal" fo:font-weight="bold" officeooo:rsid="008f180f" style:font-size-asian="10pt" style:language-asian="tr" style:country-asian="TR" style:font-style-asian="normal" style:font-weight-asian="bold" style:font-name-complex="Times New Roman1" style:font-size-complex="10pt" style:font-weight-complex="bold"/>
    </style:style>
    <style:style style:name="T244" style:family="text">
      <style:text-properties officeooo:rsid="00da5b80"/>
    </style:style>
    <style:style style:name="T245" style:family="text">
      <style:text-properties officeooo:rsid="00e04ea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ELİRLİ SÜRELİ KİRA SÖZLEŞMESİ</text:p>
      <text:p text:style-name="P17"><text:span text:style-name="T30">MADDE </text:span><text:span text:style-name="T31">1 </text:span><text:span text:style-name="T59">Tanım</text:span><text:span text:style-name="T62">lar</text:span><text:span text:style-name="T59">:</text:span><text:span text:style-name="T74"> </text:span><text:span text:style-name="T75">İ</text:span><text:span text:style-name="T76">şbu sözleşmede adı geçen; </text:span><text:span text:style-name="T60">Kiraya veren</text:span><text:span text:style-name="T75">; </text:span><text:span text:style-name="T78">mecurun</text:span><text:span text:style-name="T75"> sahibi</text:span><text:span text:style-name="T76">ni</text:span><text:span text:style-name="T75"> ve/veya vekili</text:span><text:span text:style-name="T76">ni</text:span><text:span text:style-name="T75">, </text:span><text:span text:style-name="T60">Kiracı;</text:span><text:span text:style-name="T86"> </text:span><text:span text:style-name="T89">mecuru</text:span><text:span text:style-name="T86"> kiralama hak</text:span><text:span text:style-name="T88">k</text:span><text:span text:style-name="T86">ını belirli bir ücret karşılığında </text:span><text:span text:style-name="T89">belirli bir süre</text:span><text:span text:style-name="T86"> kabul <text:s/>eden gerçek veya tüzel kişi</text:span><text:span text:style-name="T87">yi</text:span><text:span text:style-name="T76"> ifade eder. </text:span><text:span text:style-name="T3">İşbu k</text:span>ira sözleşme<text:span text:style-name="T190">yle</text:span>, kiraya veren , <text:span text:style-name="T25">bu sözleşmede özellikleri belirtilen mecurun</text:span> kullanı<text:span text:style-name="T162">mını,</text:span> <text:span text:style-name="T161">belli bir süre için, belirlenen fiyatla</text:span> kiracıya bırak<text:span text:style-name="T190">ır</text:span>.</text:p>
      <text:p text:style-name="P32"><text:span text:style-name="T103">M</text:span><text:span text:style-name="T101">ADDE </text:span><text:span text:style-name="T102">2 </text:span><text:span text:style-name="T104">Kira süresi:</text:span><text:span text:style-name="T105"> </text:span><text:span text:style-name="T106">İşbu s</text:span><text:span text:style-name="T107">özleşme, belirli süre</text:span><text:span text:style-name="T109">lidir</text:span><text:span text:style-name="T108"> ve <text:s/>k</text:span><text:span text:style-name="T107">ararlaştırılan sürenin </text:span><text:span text:style-name="T111">sonunda</text:span><text:span text:style-name="T107"> herhangi bir bildirim olmaksızın, </text:span><text:span text:style-name="T110"><text:s/>sözleşmeden doğan haklar saklı kalmak şartıyla,</text:span><text:span text:style-name="T107"> sona ere</text:span><text:span text:style-name="T108">r. </text:span></text:p>
      <text:p text:style-name="P18"><text:span text:style-name="T36">M</text:span><text:span text:style-name="T30">ADDE 3 </text:span><text:span text:style-name="T63">Vergi ve benzeri yükümlülükler: </text:span>Kiralanana <text:span text:style-name="T180">ait, kültür, arsa, bina vergileri kiraya veren;</text:span> <text:span text:style-name="T182">kira stopaj </text:span>vergi<text:span text:style-name="T58">si, çevre temizlik vergisi </text:span>v<text:span text:style-name="T194">b.</text:span> <text:span text:style-name="T25">kiracı tarafından ödenecektir. </text:span><text:span text:style-name="T114">Kiracı elektrik, su, </text:span><text:span text:style-name="T116">aidat</text:span><text:span text:style-name="T114"> vb. abone gerektiren işlemlerde, kira başlangıcında </text:span><text:span text:style-name="T141">varsa</text:span><text:span text:style-name="T114"> abonelikleri üzerine alacaktır ve kira müddeti boyunca bu </text:span><text:span text:style-name="T117">aboneliklere ait</text:span><text:span text:style-name="T114"> giderler kiracıya aittir. </text:span><text:span text:style-name="T141">Abonelik olmadan kullanılan elektrik, su giderleri kiracı tarafından ödenir.</text:span></text:p>
      <text:p text:style-name="P17"><text:span text:style-name="T30">MADDE </text:span><text:span text:style-name="T31">4 </text:span><text:span text:style-name="T64">Yan giderler</text:span><text:span text:style-name="T30">: </text:span>Kira<text:span text:style-name="T25">cı</text:span>, kiralananın kullanımıyla ilgili olmak üzere, kendisi veya üçüncü kişi tarafından yapılan yan giderlere katlanmakla yükümlüdür.</text:p>
      <text:p text:style-name="P19"><text:span text:style-name="T30">MADDE </text:span><text:span text:style-name="T31">5 </text:span><text:span text:style-name="T64">Kiralananın teslim anında </text:span><text:span text:style-name="T67">ve </text:span><text:span text:style-name="T64">sonra</text:span><text:span text:style-name="T67">sı</text:span><text:span text:style-name="T64"> ayıplı hâle gelmesinden sorumluluk</text:span><text:span text:style-name="T30"> <text:tab/></text:span></text:p>
      <text:list xml:id="list1538871540" text:style-name="WWNum3">
        <text:list-header>
          <text:p text:style-name="P68"><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5">Kiracının, mecurun teslimi sonrası, kendi ihtiyaçları doğrultusunda ortaya çıkabilecek ve eksik olarak tanımlayacağı şeylerin sorumluluğu kiracıya aittir. </text:span></text:p>
        </text:list-header>
      </text:list>
      <text:p text:style-name="P17"><text:span text:style-name="T30">MADDE </text:span><text:span text:style-name="T35">6</text:span><text:span text:style-name="T31"> </text:span><text:span text:style-name="T64">Kira bedelinin indirilmesi</text:span><text:span text:style-name="T30"> : </text:span>Kiracı, <text:span text:style-name="T26">kira süresi boyunca ve sonrasında, sözleşmede belirlenen kira bedelinde, mucbir sebepler dahil, herhangi bir sebeple </text:span>indirim yapılmasını isteye<text:span text:style-name="T26">mez</text:span>. <text:span text:style-name="T191">İşbu sözleşme pandemi koşulları göz önünde bulundurularak imzalanmıştır.</text:span></text:p>
      <text:p text:style-name="P17"><text:span text:style-name="T30">MADDE </text:span><text:span text:style-name="T37">7</text:span><text:span text:style-name="T31"> </text:span><text:span text:style-name="T41">Ö</text:span><text:span text:style-name="T64">deme,</text:span><text:span text:style-name="T30"> </text:span><text:span text:style-name="T34">ifa zamanı, kiracının temerrüdü</text:span><text:span text:style-name="T30"><text:tab/><text:tab/></text:span></text:p>
      <text:list xml:id="list113907132129195" text:continue-numbering="true" text:style-name="WWNum3">
        <text:list-header>
          <text:p text:style-name="P69"><text:span text:style-name="T135">Kira bedeli nettir. </text:span><text:span text:style-name="T113">Sözleşme</text:span><text:span text:style-name="T135">de</text:span><text:span text:style-name="T113"> </text:span><text:span text:style-name="T135">belirtilen kira bedeli</text:span><text:span text:style-name="T113">, vergiler düşüldükten sonra </text:span><text:span text:style-name="T135">kiralayana </text:span><text:span text:style-name="T113">ödene</text:span><text:span text:style-name="T135">cek</text:span><text:span text:style-name="T113"> </text:span><text:span text:style-name="T117">net </text:span><text:span text:style-name="T113">miktardır. </text:span><text:span text:style-name="T135">Kira stopaj vergisi kiracı tarafından, </text:span><text:span text:style-name="T117">kiraya veren adına </text:span><text:span text:style-name="T135">ödenecektir. Her türlü resim vergi ve harçlar, ÇTV, stopaj vergisi ve kira süresi içerisinde ortaya çıkabilecek her türlü resmi ödemeler, vergi ve harçlar kiracı tarafından ödenecektir.</text:span><text:span text:style-name="T113"> Kiracı, kira bedelini </text:span><text:span text:style-name="T136">( kira bedeli aylık ödemeli yapılacaksa her ayın </text:span><text:span text:style-name="T137">1</text:span><text:span text:style-name="T138">. günü</text:span><text:span text:style-name="T136"> peşin </text:span><text:span text:style-name="T137">olarak</text:span><text:span text:style-name="T136"> )</text:span><text:span text:style-name="T113"> ve yan giderleri,</text:span><text:span text:style-name="T136"> </text:span><text:span text:style-name="T137">peşin </text:span><text:span text:style-name="T113">ödemekle yükümlüdür. </text:span><text:span text:style-name="T124">Ki</text:span><text:span text:style-name="T136">ra ödemeleri kiraya verene ait banka hesabına yatırılacaktır. </text:span><text:span text:style-name="T113">İşbu sö</text:span><text:span text:style-name="T139">z</text:span><text:span text:style-name="T113">leşme</text:span><text:span text:style-name="T120">de belirlenen</text:span><text:span text:style-name="T113"> kira bedeli</text:span><text:span text:style-name="T120">nin ödeme vadesi </text:span><text:span text:style-name="T123">sözleşme düzenleme </text:span><text:span text:style-name="T120">tarihidir.</text:span><text:span text:style-name="T113"> Ödeme çek veya senet ile taahhüt edilmiş ise ödemenin zamanında <text:s/>ödenmemesi durumunda, </text:span><text:span text:style-name="T187">müteakip bonolarda muacceliyet kesbedece</text:span><text:span text:style-name="T188">k</text:span><text:span text:style-name="T187">,</text:span><text:span text:style-name="T113"> </text:span><text:span text:style-name="T123">çek veya senedin ödeme vadesi, sözleşme düzenleme tarihi olarak kabul edilecektir </text:span><text:span text:style-name="T140">ve</text:span><text:span text:style-name="T123"> </text:span><text:span text:style-name="T113"><text:s/></text:span><text:span text:style-name="T140">k</text:span><text:span text:style-name="T123">iracı </text:span><text:span text:style-name="T140">geçmiş ve </text:span><text:span text:style-name="T123">o</text:span><text:span text:style-name="T113">turduğu süreye ait kira borcunu,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text:span><text:span text:style-name="T123">ile birlikte</text:span><text:span text:style-name="T120"> ödemeyi</text:span><text:span text:style-name="T113"> peşinen kabul ve taahhüt eder.</text:span></text:p>
        </text:list-header>
      </text:list>
      <text:p text:style-name="P17"><text:span text:style-name="T30">MADDE </text:span><text:span text:style-name="T38">8</text:span><text:span text:style-name="T32"> </text:span><text:span text:style-name="T65">Temizlik ve bakım giderleri</text:span> : Kiracı, kiralananın olağan kullanımı için gerekli temizlik, bakım <text:span text:style-name="T191">vb.</text:span> giderleri ödemekle yükümlüdür.</text:p>
      <text:p text:style-name="P17"><text:span text:style-name="T30">MADDE </text:span><text:span text:style-name="T38">9</text:span><text:span text:style-name="T32"> </text:span><text:span text:style-name="T35">K</text:span><text:span text:style-name="T65">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5">önce kiracıya bildirmek ve bunların </text:span>yapıldığı sırada kiracının yararlarını göz önünde tutmak zorundadır. </text:p>
      <text:p text:style-name="P27"><text:span text:style-name="T30">MADD</text:span><text:span text:style-name="T40">E 10 </text:span><text:span text:style-name="T61">Kira</text:span><text:span text:style-name="T65">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7">Kiracı, <text:span text:style-name="T181">mecurda bir değişiklik yapmak isterse bu ek bir sözleşme ile belirlenmelidir.</text:span> Kiracı, kiraya verenin rızasıyla yaptığı yenilik ve değişiklikler sebebiyle kiralananda ortaya çıka<text:span text:style-name="T181">bilecek</text:span> </text:p>
      <text:p text:style-name="P2"/>
      <text:p text:style-name="P2">KİRAYA VEREN<text:tab/>KİRACI<text:tab/>ŞAHİT</text:p>
      <text:p text:style-name="P3"><text:tab/><text:tab/><text:tab/><text:tab/><text:tab/><text:tab/></text:p>
      <text:p text:style-name="P27"><text:soft-page-break/><text:span text:style-name="T113">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8">Aksi bir sözleşme ile kararlaştır</text:span><text:span text:style-name="T133">ı</text:span><text:span text:style-name="T118">lmamışsa, </text:span><text:span text:style-name="T115">Kiracı, kira bitiminde yaptığı bu tip imalatları sökemez, çıkaramaz, kıramaz. Kiracı bu tip imalatları sağlam olarak kiraya verene teslim etmekle yükümlüdür. </text:span></text:p>
      <text:p text:style-name="P17"><text:span text:style-name="T40">MADDE 11</text:span><text:span text:style-name="T32"> </text:span><text:span text:style-name="T65">Alt kira ve kullanım hakkının devri, </text:span><text:span text:style-name="T61">Kira ilişkisinin devri</text:span><text:span text:style-name="T30"> : </text:span>Kiracı, kiraya verenin yazılı rızası olmadıkça, kiralananı başkasına kiralayamayacağı gibi, kullanım hakkını da, kira ilişkisini <text:span text:style-name="T162">de</text:span> başkasına devredemez. </text:p>
      <text:p text:style-name="P17"><text:span text:style-name="T30">MADDE </text:span><text:span text:style-name="T32">1</text:span><text:span text:style-name="T39">2</text:span><text:span text:style-name="T32"> </text:span><text:span text:style-name="T65">Kiralananın kullanılmaması</text:span><text:span text:style-name="T30"> :</text:span><text:span text:style-name="T2"> </text:span><text:span text:style-name="T8">Normal veya mucbir bir sebeple, m</text:span><text:span text:style-name="T6">ecur</text:span> kullanılmasa veya sınırlı olarak kullanılsa bile kiracı, kira bedelini ödemekle yükümlüdür. <text:span text:style-name="T189">İşbu sözleşme pandemi koşulları göz önünde bulundurularak düzenlenmiştir.</text:span></text:p>
      <text:p text:style-name="P17"><text:span text:style-name="T30">MADDE </text:span><text:span text:style-name="T35">1</text:span><text:span text:style-name="T39">3</text:span><text:span text:style-name="T32"> </text:span><text:span text:style-name="T65">Kiralananın sözleşmenin bitiminden önce geri verilmesi</text:span><text:span text:style-name="T30"> <text:s/>: </text:span>Kiracı, sözleşme süresine veya fesih dönemine uymaksızın kiralananı geri verdiği takdirde, kira sözleşmesinden doğan borçları, <text:span text:style-name="T27">sözleşme bitim süresine kadar olan dönem boyunca devam eder. Bu gibi durumlarda kiracı, kiralananı başkasına devredemez. Kiraya veren, k</text:span>iralananın <text:span text:style-name="T159">güncel</text:span> koşullarla kiraya verilebileceği <text:span text:style-name="T27">yeni bir kiracı bulması </text:span>h<text:span text:style-name="T189">a</text:span>linde, kiracının kira sözleşmesinden doğan borçları sona erer. <text:s/><text:span text:style-name="T189">Kiracı sözleşmede belirtilen şartlarda, kiralananı kullanmasa bile, kira borcunu ödemekle yükümlüdür.</text:span></text:p>
      <text:p text:style-name="P20"><text:span text:style-name="T30">MADDE </text:span><text:span text:style-name="T35">1</text:span><text:span text:style-name="T39">4</text:span><text:span text:style-name="T32"> </text:span><text:span text:style-name="T63">Sözleşmenin sona ermesi</text:span><text:span text:style-name="T2"> : </text:span><text:span text:style-name="T4">İşbu sözleşme, belirli süreli bir sözleşmedir. K</text:span>ira sözleşmesi bu sürenin sonunda kendiliğinden sona erer. <text:span text:style-name="T181">Kiracı kiralananı sözleşme bitim tarihinde boşaltmakla yükümlüdür.</text:span><text:span text:style-name="T85"> </text:span><text:span text:style-name="T95">K</text:span><text:span text:style-name="T92">iracı, </text:span><text:span text:style-name="T95">mecuru boşaltmadığı takdirde, </text:span><text:span text:style-name="T92"><text:s/></text:span><text:span text:style-name="T91">geçmiş ve </text:span><text:span text:style-name="T92">o</text:span><text:span text:style-name="T90">turduğu süreye ait kira borcunu, </text:span><text:span text:style-name="T93">geçen her gün için, yıllık kira bedelinin yüzde </text:span><text:span text:style-name="T92">biri</text:span><text:span text:style-name="T93"> oranında </text:span><text:span text:style-name="T92">(%1)</text:span><text:span text:style-name="T93"> </text:span><text:span text:style-name="T94">günlük </text:span><text:span text:style-name="T93">ceza bedeli </text:span><text:span text:style-name="T92">ile birlikte</text:span><text:span text:style-name="T93"> ödemeyi</text:span><text:span text:style-name="T90"> peşinen kabul ve taahhüt eder.</text:span></text:p>
      <text:p text:style-name="P17"><text:span text:style-name="T30">MADDE </text:span><text:span text:style-name="T35">1</text:span><text:span text:style-name="T39">5 </text:span><text:span text:style-name="T63">Kiracının iflası </text:span><text:span text:style-name="T68">ve ölümü : </text:span>Kiracı, kiralananın tesliminden sonra iflas eder <text:span text:style-name="T181">veya</text:span> <text:s/>öl<text:span text:style-name="T181">ürse, ö</text:span>len kiracının <text:span text:style-name="T57">mirasçıları ve </text:span>ortakları veya bu ortakların aynı meslek ve sanatı yürüten mirasçıları <text:span text:style-name="T28"><text:s/>kiranın devam etmesine yönelik istekleri, bu sözleşmeye bağlı olarak geçersizdir. </text:span><text:span text:style-name="T77">Kiracının ölümü ile bu sözleşmedeki </text:span><text:span text:style-name="T74">“Kiralananın sözleşmenin bitiminden önce geri verilmesi” </text:span><text:span text:style-name="T77">maddesinde belirtilen şartlar uygulanır. </text:span><text:span text:style-name="T28">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1"><text:span text:style-name="T30">MADDE </text:span><text:span text:style-name="T35">1</text:span><text:span text:style-name="T39">6</text:span><text:span text:style-name="T33"> </text:span><text:span text:style-name="T66">Kiralananın geri verilmesi</text:span><text:span text:style-name="T30"> <text:tab/>:</text:span><text:span text:style-name="T2"> “</text:span><text:span text:style-name="T79">Kiralananda yenilik ve değişiklik yapılması“ </text:span><text:span text:style-name="T80">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9">de</text:span>, sözleşmeye aykırı kullanmadan doğacak zararları giderme<text:span text:style-name="T29">kle yükümlüdür.</text:span> </text:p>
      <text:p text:style-name="P83"><text:span text:style-name="T30">MADDE </text:span><text:span text:style-name="T35">1</text:span><text:span text:style-name="T39">7 </text:span><text:span text:style-name="T33">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span text:style-name="T242">Kiracı </text:span><text:span text:style-name="T44">paletli iş makinesi ile çalışma yaptığı için</text:span><text:span text:style-name="T242">, kira bitiminde iş makinesin</text:span><text:span text:style-name="T244">in yanındaki binaların çatı, yan duvarlarına ve mecurun taban betonuna verdiği </text:span><text:span text:style-name="T45">hasarı</text:span><text:span text:style-name="T44"> ödemeyi</text:span><text:span text:style-name="T242"> </text:span><text:span text:style-name="T244">peşinen kabul ve</text:span><text:span text:style-name="T242"> taahhüt etmiştir. </text:span><text:span text:style-name="T245">İş makinesine bu şartlar dahilinde, kiraya veren tarafından izin verilmiştir.</text:span></text:p>
      <text:p text:style-name="P17"/>
      <text:p text:style-name="P8">KİRAYA VEREN<text:tab/>KİRACI<text:tab/>ŞAHİT</text:p>
      <text:p text:style-name="P12"><text:soft-page-break/><text:tab/><text:tab/><text:tab/><text:tab/><text:tab/><text:tab/></text:p>
      <text:p text:style-name="P22"><text:span text:style-name="T30">MADDE </text:span><text:span text:style-name="T39">18</text:span><text:span text:style-name="T33"> </text:span><text:span text:style-name="T66">Kullanma giderleri</text:span><text:span text:style-name="T30"> : </text:span>Kiracı, ısıtma, aydınlatma ve su gibi kullanma giderlerine katlan<text:span text:style-name="T192">ır ve</text:span> bu giderleri ispat edici belgelerin birer örneğini diğer tarafa vermek zorundadır. </text:p>
      <text:p text:style-name="P28"><text:span text:style-name="T30">MADDE </text:span><text:span text:style-name="T35">1</text:span><text:span text:style-name="T39">9</text:span><text:span text:style-name="T33"> </text:span><text:span text:style-name="T66">Kiracının güvence vermesi</text:span><text:span text:style-name="T30"> <text:tab/>: </text:span><text:span text:style-name="T5">K</text:span>iracı <text:span text:style-name="T193">belirlenen </text:span>güvence <text:span text:style-name="T193">bedelini öder ve tahliyede kiracının herhangi bir borcu olmadığı durumda bu bedel aynı miktarda iade edilir.</text:span></text:p>
      <text:p text:style-name="P23"><text:span text:style-name="T30">MADDE </text:span><text:span text:style-name="T35">2</text:span><text:span text:style-name="T39">0 </text:span><text:span text:style-name="T66">Kira </text:span><text:span text:style-name="T69">Yıllık Artış Oranı</text:span><text:span text:style-name="T30"> </text:span><text:span text:style-name="T33">ve </text:span><text:span text:style-name="T66">Belirlenmesi<text:tab/>:</text:span><text:span text:style-name="T76"> </text:span><text:span text:style-name="T84">Y</text:span><text:span text:style-name="T163">ıllık kira artış oranı</text:span>, <text:span text:style-name="T159">yıllık tüketici </text:span>fiyat endeksi<text:span text:style-name="T159"> (TÜFE)</text:span> <text:span text:style-name="T160"><text:s/></text:span><text:span text:style-name="T56">oranın</text:span><text:span text:style-name="T242">da</text:span> <text:span text:style-name="T112">yapılacaktır.</text:span>. </text:p>
      <text:p text:style-name="P24"><text:span text:style-name="T46">MADDE </text:span><text:span text:style-name="T47">2</text:span><text:span text:style-name="T48">1 </text:span><text:span text:style-name="T49">Sözleşmenin feshi : </text:span><text:span text:style-name="T113">İşbu sözleşmenin herhangi bir maddesinin ihlali ile </text:span><text:span text:style-name="T127">veya süre bitiminde</text:span><text:span text:style-name="T113">, </text:span><text:span text:style-name="T149">sözleşme</text:span><text:span text:style-name="T124"> hakları saklı kalmak şartıyla</text:span><text:span text:style-name="T113"> sözleşme fesh edilir ve kiracı mecuru hiçbir ihtara gerek kalmadan boşaltma</text:span><text:span text:style-name="T128">yı kabul ve taahhüt etmiştir.</text:span><text:span text:style-name="T113">. </text:span></text:p>
      <text:list xml:id="list113908372733443" text:continue-numbering="true" text:style-name="WWNum3">
        <text:list-header>
          <text:p text:style-name="P73"><text:span text:style-name="T52">MADDE 22 </text:span><text:span text:style-name="T53">Tahliye: </text:span><text:span text:style-name="T150">Önceki yıl yapılan sözleşmenin devamı niteliğinde olan </text:span><text:span text:style-name="T53"><text:s/></text:span><text:span text:style-name="T54">i</text:span><text:span text:style-name="T143">şbu sözleşme ile kiracı </text:span><text:span text:style-name="T149">ve/veya </text:span><text:span text:style-name="T150">kiracı tüzel kişilik ise,</text:span><text:span text:style-name="T149"> </text:span><text:span text:style-name="T150">firma </text:span><text:span text:style-name="T149">imza yetkilisi şahıs şahsen</text:span><text:span text:style-name="T143">, halen tahtı icarında bulunan taşınmazı; sözleşme bitim </text:span><text:span text:style-name="T122">tarih</text:span><text:span text:style-name="T143">inde</text:span><text:span text:style-name="T122">, </text:span><text:span text:style-name="T143">işbu </text:span><text:span text:style-name="T122">sözleşme</text:span><text:span text:style-name="T126">nin</text:span><text:span text:style-name="T122"> şartlarına bağlı kalarak, </text:span><text:span text:style-name="T121"><text:s/></text:span><text:span text:style-name="T143">hiçbir kanuni merasime, ihtar ve protesto keşidesine, cevap itasına, tebliğ ve tebellüğe, </text:span><text:span text:style-name="T155">herhangi bir ihtar ve hiçbir hüküm istihsaline ve mahkemeden ilam almaya hacet kalmaksızın</text:span><text:span text:style-name="T143"> kayıtsız ve şartsız olarak boşaltmayı </text:span><text:span text:style-name="T155">kesin olarak, </text:span><text:span text:style-name="T153">hür irade</text:span><text:span text:style-name="T156">siyle</text:span><text:span text:style-name="T155"> beyan, kabul ve taahhüt e</text:span><text:span text:style-name="T156">tmiştir.</text:span><text:span text:style-name="T143"><text:tab/>Gününde tahliye edemediği </text:span><text:span text:style-name="T119">veya </text:span><text:span text:style-name="T143">etmediği takdirde,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ödemeyi, </text:span><text:span text:style-name="T143">kiraya veren veya yetkili kanuni vekili tarafından aleyhi</text:span><text:span text:style-name="T147">n</text:span><text:span text:style-name="T143">e yapılacak, her türlü icra takibatı, mahkeme masrafları, avukatlık ücretleri ve benzeri tüm ücretlerinde tamamen </text:span><text:span text:style-name="T150">kiracı ve/veya</text:span><text:span text:style-name="T143"> </text:span><text:span text:style-name="T150">kiracı tüzel kişilik ise, firma imza yetkilisi şahıs </text:span><text:span text:style-name="T143">şahs</text:span><text:span text:style-name="T150">en kendisi</text:span><text:span text:style-name="T143"> tarafından karşılanacağını şimdiden <text:s/>kabul,</text:span><text:span text:style-name="T119"> beyan</text:span><text:span text:style-name="T143"> ve taahhüt e</text:span><text:span text:style-name="T147">tmiştir</text:span><text:span text:style-name="T143">. </text:span></text:p>
          <text:p text:style-name="P70"><text:span text:style-name="T46">MADDE </text:span><text:span text:style-name="T47">2</text:span><text:span text:style-name="T52">3 </text:span><text:span text:style-name="T49">Kefil ve şahit :</text:span><text:span text:style-name="T15"> Kefil </text:span><text:span text:style-name="T16">ve Şahit</text:span><text:span text:style-name="T15">, sözleşmeyi imzalayan kişinin, </text:span><text:span text:style-name="T17">s</text:span><text:span text:style-name="T15">özleşmede adı geçen kişi olduğuna şahitlik ettiğini kabul ve beyan e</text:span><text:span text:style-name="T18">tmiştir.</text:span><text:span text:style-name="T15"> </text:span><text:span text:style-name="T113">Kefil </text:span><text:span text:style-name="T128">ve şahit</text:span><text:span text:style-name="T113">, bu sözleşmeye attığı imza ile, sözleşme şartlarına uyulmaması </text:span><text:span text:style-name="T123">ve/veya bu sözleşmeyle bağlantılı tahliye taahhütnamesi vb. belgeler</text:span><text:span text:style-name="T113"> ile ortaya çıkabilecek her türlü maddi ve manevi zararların karşılanması hususunda, müteselsilen sorumlu olduğunu kabul ve beyan etmiştir. </text:span></text:p>
          <text:p text:style-name="P71"><text:span text:style-name="T48">MADDE 2</text:span><text:span text:style-name="T52">4 </text:span><text:span text:style-name="T48">Yetkili mercii ve tebligat :</text:span><text:span text:style-name="T14"> İşbu </text:span><text:span text:style-name="T128"><text:s/>sözleşmede belirtilen adresler tarafların tebligat adresleri olarak da belirlenmiş olup her türlü tebligatın bu adreslere yapılabileceği taraflarca kabul edilmişti</text:span><text:span text:style-name="T129">r.</text:span><text:span text:style-name="T128"> Taraflar, anlaşmazlık vuku</text:span><text:span text:style-name="T129">unda</text:span><text:span text:style-name="T128">, T.C. Tokat Mahkeme ve İcra Dairelerinin selahiyetini </text:span><text:span text:style-name="T127">şimdiden </text:span><text:span text:style-name="T128">kabul ve beyan etmiştir. </text:span></text:p>
          <text:list>
            <text:list-item>
              <text:list>
                <text:list-item>
                  <text:list>
                    <text:list-item>
                      <text:list>
                        <text:list-item>
                          <text:list>
                            <text:list-item>
                              <text:list>
                                <text:list-header>
                                  <text:p text:style-name="P72"/>
                                  <text:list>
                                    <text:list-header>
                                      <text:p text:style-name="P71"><text:span text:style-name="T113">İşbu akit, </text:span><text:span text:style-name="T129">3</text:span><text:span text:style-name="T130"> sayfa</text:span><text:span text:style-name="T142">dan</text:span><text:span text:style-name="T131"> </text:span><text:span text:style-name="T130">oluşur ve </text:span><text:span text:style-name="T129">1</text:span><text:span text:style-name="T113"> nüsha halinde tanzim edilmiş olup, taraflarca </text:span><text:span text:style-name="T128">okunarak, </text:span><text:span text:style-name="T150">hür iradeleriyle </text:span><text:span text:style-name="T128"><text:s/></text:span><text:span text:style-name="T113">kabul edilmiş ve imzalanmış, </text:span><text:span text:style-name="T150">kiracıya bir nusha fotokopi verilmiş</text:span><text:span text:style-name="T113">tır.</text:span></text:p>
                                    </text:list-header>
                                  </text:list>
                                </text:list-header>
                              </text:list>
                            </text:list-item>
                          </text:list>
                        </text:list-item>
                      </text:list>
                    </text:list-item>
                  </text:list>
                </text:list-item>
              </text:list>
            </text:list-item>
          </text:list>
        </text:list-header>
      </text:list>
      <text:p text:style-name="P26"><text:span text:style-name="T171">Sözleşmenin:</text:span><text:span text:style-name="T179"> </text:span><text:span text:style-name="T177">Düzenleme Tarihi</text:span><text:span text:style-name="T178"><text:tab/></text:span><text:span text:style-name="T120">: </text:span><text:span text:style-name="T50"><text:s/></text:span><text:span text:style-name="T51">30 Kasım 2021</text:span><text:span text:style-name="T81"><text:tab/></text:span><text:span text:style-name="T82">Düzenleme No: <text:s/></text:span><text:span text:style-name="T83">20211130-010</text:span></text:p>
      <text:p text:style-name="P26"><text:span text:style-name="T167">Kiraya Veren<text:tab/>: </text:span><text:span text:style-name="T176">Adı Soyadı</text:span><text:span text:style-name="T113"><text:tab/>: </text:span><text:span text:style-name="T134"><text:tab/><text:tab/></text:span><text:span text:style-name="T113"><text:tab/><text:tab/></text:span><text:span text:style-name="T174">TC Kimlik No</text:span><text:span text:style-name="T10"><text:tab/>: </text:span></text:p>
      <text:p text:style-name="P35">Kiracı<text:tab/></text:p>
      <text:p text:style-name="P38"><text:span text:style-name="T212">Adı Soyadı</text:span><text:span text:style-name="T218"><text:tab/>: </text:span><text:span text:style-name="T228">Ali Demirel</text:span></text:p>
      <text:p text:style-name="P38"><text:span text:style-name="T212">TC Kimlik No</text:span><text:span text:style-name="T218"><text:tab/>: </text:span><text:span text:style-name="T229">2</text:span><text:span text:style-name="T228">96 6582 6206</text:span></text:p>
      <text:p text:style-name="P38"><text:span text:style-name="T213">Tebligat </text:span><text:span text:style-name="T212">Adres</text:span><text:span text:style-name="T218"><text:tab/>: </text:span><text:span text:style-name="T219">Bahçelievler Mah. Mehmet Akif Ersoy Cad. Nas Apt. K:3 D:6 TOKAT</text:span></text:p>
      <text:p text:style-name="P33"><text:span text:style-name="T175">Telefon No</text:span><text:tab/>: <text:span text:style-name="T210">0 </text:span><text:span text:style-name="T211">53</text:span><text:span text:style-name="T186">7 760 26 79</text:span></text:p>
      <text:p text:style-name="P34"><text:span text:style-name="T165">Kiralana</text:span><text:span text:style-name="T166">nın</text:span><text:span text:style-name="T172"><text:tab/></text:span></text:p>
      <text:p text:style-name="P39"><text:span text:style-name="T212">Cinsi<text:tab/></text:span><text:span text:style-name="T218"><text:tab/>: </text:span><text:span text:style-name="T232">Çatı</text:span><text:span text:style-name="T233">sız</text:span><text:span text:style-name="T232"> </text:span><text:span text:style-name="T233">Arsa</text:span><text:span text:style-name="T231"><text:tab/><text:tab/><text:tab/><text:tab/></text:span><text:span text:style-name="T214">Kullanım Amacı</text:span><text:span text:style-name="T218">:</text:span><text:span text:style-name="T220"> </text:span><text:span text:style-name="T233">Eski malzeme deposu</text:span></text:p>
      <text:p text:style-name="P34"><text:span text:style-name="T175">Adresi<text:tab/></text:span><text:tab/>: <text:span text:style-name="T42">Yeniyurt Mah. İsmail Altıngövde Cad. No:21-</text:span><text:span text:style-name="T43">C</text:span><text:span text:style-name="T42"> Tokat </text:span><text:span text:style-name="T241">(300 m2 Çatısız Arsa)</text:span></text:p>
      <text:p text:style-name="P39"><text:span text:style-name="T215">Tapu-</text:span><text:span text:style-name="T216">Abone Bi</text:span><text:span text:style-name="T215">lgileri</text:span><text:span text:style-name="T217"><text:tab/></text:span><text:span text:style-name="T218">: </text:span><text:span text:style-name="T221">A</text:span><text:span text:style-name="T218">da<text:tab/>:</text:span><text:span text:style-name="T222"> </text:span><text:span text:style-name="T223">1245</text:span><text:span text:style-name="T224"><text:tab/><text:tab/>Parsel<text:tab/>:</text:span><text:span text:style-name="T234"> </text:span><text:span text:style-name="T230">2<text:tab/></text:span><text:span text:style-name="T218">Elektrik : </text:span><text:span text:style-name="T235"><text:tab/></text:span><text:span text:style-name="T218"><text:tab/>Su : </text:span></text:p>
      <text:p text:style-name="P34"><text:span text:style-name="T164">Kiranın </text:span><text:tab/></text:p>
      <text:p text:style-name="P39"><text:span text:style-name="T212">Başlangıç tarihi</text:span><text:span text:style-name="T218"><text:tab/>: </text:span><text:span text:style-name="T233">30 Kasım 202</text:span><text:span text:style-name="T238">1</text:span><text:span text:style-name="T225"><text:tab/></text:span><text:span text:style-name="T218"><text:tab/></text:span></text:p>
      <text:p text:style-name="P39"><text:span text:style-name="T212">Bitiş tarihi</text:span><text:span text:style-name="T218"><text:tab/><text:tab/>: </text:span><text:span text:style-name="T233">29 Kasım 202</text:span><text:span text:style-name="T238">2</text:span><text:span text:style-name="T226"><text:tab/><text:tab/><text:tab/></text:span><text:span text:style-name="T212">Süresi </text:span><text:span text:style-name="T218"><text:tab/>: </text:span><text:span text:style-name="T236">1 Yıl </text:span><text:span text:style-name="T237">(Bir Yıl)</text:span><text:span text:style-name="T227"> </text:span></text:p>
      <text:p text:style-name="P29"><text:span text:style-name="T173">Bedeli<text:tab/></text:span><text:span text:style-name="T113"><text:tab/><text:tab/>: </text:span><text:span text:style-name="T143">43,160</text:span><text:span text:style-name="T145"> </text:span><text:span text:style-name="T144">TL (</text:span><text:span text:style-name="T143">Kırk Üç Bin Yüz Atmış</text:span><text:span text:style-name="T144">) <text:s/>+ STOPAJ VERGİSİ</text:span></text:p>
      <text:p text:style-name="P30"><text:span text:style-name="T170">Ödeme</text:span><text:span text:style-name="T169"> Ş</text:span><text:span text:style-name="T170">ekli</text:span><text:span text:style-name="T100"><text:tab/><text:tab/>:</text:span><text:span text:style-name="T70"> </text:span><text:span text:style-name="T72">43,160 TL sözleşme tarihinde p</text:span><text:span text:style-name="T71">eşin </text:span></text:p>
      <text:p text:style-name="P37">Teminat bedeli<text:tab/>: 1,<text:span text:style-name="T239">5</text:span>00 (Bin <text:span text:style-name="T239">Beş </text:span>Yüz) TL</text:p>
      <text:p text:style-name="P25"><text:span text:style-name="T168">Ödeme</text:span><text:span text:style-name="T169"> Ş</text:span><text:span text:style-name="T168">ekli</text:span><text:span text:style-name="T99"><text:tab/><text:tab/>:</text:span><text:span text:style-name="T90"> </text:span><text:span text:style-name="T73">İşBank </text:span><text:span text:style-name="T243">TR31 00064000 00158001 268616</text:span><text:span text:style-name="T96"> </text:span><text:span text:style-name="T97">nolu </text:span><text:span text:style-name="T73">Ali Umut BALCI</text:span><text:span text:style-name="T96"> </text:span><text:span text:style-name="T98">hesabına</text:span></text:p>
      <text:p text:style-name="P31"><text:span text:style-name="T113">İşbu akitteki bilgilerin doğruluğunu ve sözleşmenin tüm şartlarına uyacağımı peşinen kabul ettiğimi, </text:span><text:span text:style-name="T131">akiti okuyarak, hür irademle imzaladığımı,</text:span><text:span text:style-name="T113"> beyan, </text:span><text:span text:style-name="T146">kabul</text:span><text:span text:style-name="T113"> ve taahhüt ederim.</text:span></text:p>
      <text:p text:style-name="P9"/>
      <text:p text:style-name="P10">KİRAYA VEREN<text:tab/>KİRACI<text:tab/>ŞAHİT</text:p>
      <text:p text:style-name="P4"><text:soft-page-break/><text:tab/><text:tab/><text:tab/><text:tab/><text:tab/><text:tab/></text:p>
      <text:p text:style-name="P11"/>
      <text:p text:style-name="P5"/>
      <text:p text:style-name="P5"/>
      <text:p text:style-name="P5"/>
      <text:p text:style-name="P5"/>
      <text:p text:style-name="P43">TAHLİYE TAAHHÜTNAMESİ</text:p>
      <text:p text:style-name="P43"/>
      <text:p text:style-name="P48"><text:span text:style-name="T113"><text:tab/>Halen tahtı icarımda bulunan, kiraya vereni ve özellikleri aşağıda belirtilen taşınmazı; </text:span><text:span text:style-name="T122">tahliye etmeyi taahhüt ettiğim tarih</text:span><text:span text:style-name="T125">te</text:span><text:span text:style-name="T122">, </text:span><text:span text:style-name="T125">aşağıda </text:span><text:span text:style-name="T122">tarih </text:span><text:span text:style-name="T125">ve</text:span><text:span text:style-name="T122"> sayı</text:span><text:span text:style-name="T126">sı </text:span><text:span text:style-name="T125">belirtilen </text:span><text:span text:style-name="T122">kira sözleşme</text:span><text:span text:style-name="T126">sinin</text:span><text:span text:style-name="T122"> şartlarına bağlı kalarak, </text:span><text:span text:style-name="T121"><text:s/></text:span><text:span text:style-name="T113">hiçbir kanuni merasime, ihtar ve protesto keşidesine, cevap itasına, tebliğ ve tebellüğe, </text:span><text:span text:style-name="T151">herhangi bir ihtar ve hiçbir hüküm istihsaline ve mahkemeden ilam almaya hacet kalmaksızın</text:span><text:span text:style-name="T113"> kayıtsız ve şartsız olarak boşaltmayı </text:span><text:span text:style-name="T151">kesin olarak, </text:span><text:span text:style-name="T153">hür irademle</text:span><text:span text:style-name="T151"> beyan, kabul ve taahhüt ed</text:span><text:span text:style-name="T152">iyorum</text:span><text:span text:style-name="T151">.</text:span></text:p>
      <text:p text:style-name="P50"/>
      <text:p text:style-name="P49"><text:span text:style-name="T113"><text:tab/>Gününde tahliye edemediğim </text:span><text:span text:style-name="T119">veya </text:span><text:span text:style-name="T113">etmediğim takdirde,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ödemeyi, </text:span><text:span text:style-name="T113">kiraya veren veya yetkili kanuni vekili tarafından aleyhime yapılacak, her türlü icra takibatı, mahkeme masrafları, avukatlık ücretleri ve benzeri tüm ücretlerinde tamamen şahsım tarafından karşılanacağını şimdiden <text:s/>kabul,</text:span><text:span text:style-name="T119"> beyan</text:span><text:span text:style-name="T113"> ve taahhüt ediyorum. İşbu taahhütname</text:span><text:span text:style-name="T148">yi</text:span><text:span text:style-name="T113"> </text:span><text:span text:style-name="T126">hür</text:span><text:span text:style-name="T113"> irademle </text:span><text:span text:style-name="T126">okudum ve</text:span><text:span text:style-name="T113"> imza</text:span><text:span text:style-name="T148">lıyorum</text:span><text:span text:style-name="T113">. </text:span></text:p>
      <text:p text:style-name="P44"/>
      <text:p text:style-name="P54">TAHLİYE EDİLECEK YERİN</text:p>
      <text:p text:style-name="P51">Adresi<text:tab/>: <text:s/></text:p>
      <text:p text:style-name="P45"/>
      <text:p text:style-name="P52"><text:span text:style-name="T23">İlgili </text:span><text:span text:style-name="T20">Kira </text:span><text:span text:style-name="T21">Sözleşme</text:span><text:span text:style-name="T20">si</text:span><text:span text:style-name="T21"> Tarihi, <text:s/></text:span><text:span text:style-name="T22">No <text:s/></text:span><text:span text:style-name="T21"><text:tab/>:<text:tab/></text:span></text:p>
      <text:p text:style-name="P44"/>
      <text:p text:style-name="P53"><text:span text:style-name="T21">T</text:span><text:span text:style-name="T19">aah</text:span><text:span text:style-name="T24">h</text:span><text:span text:style-name="T19">üdün imzalandığı tarih<text:tab/>:</text:span></text:p>
      <text:p text:style-name="P46"/>
      <text:p text:style-name="P46">Mecurun tahliye <text:span text:style-name="T208">e</text:span>dileceği taahhüt edilen tarih<text:tab/>:</text:p>
      <text:p text:style-name="P42"/>
      <text:p text:style-name="P42"/>
      <text:p text:style-name="P42"/>
      <text:p text:style-name="P42"/>
      <text:p text:style-name="P42"/>
      <text:p text:style-name="P42"/>
      <text:p text:style-name="P55">Kiracı<text:tab/></text:p>
      <text:p text:style-name="P56"><text:span text:style-name="T212">Adı Soyadı</text:span><text:span text:style-name="T218"><text:tab/>: </text:span><text:span text:style-name="T228">Ali Demirel</text:span></text:p>
      <text:p text:style-name="P56"><text:span text:style-name="T212">TC Kimlik No</text:span><text:span text:style-name="T218"><text:tab/>: </text:span><text:span text:style-name="T229">2</text:span><text:span text:style-name="T228">96 6582 6206</text:span></text:p>
      <text:p text:style-name="P56"><text:span text:style-name="T213">Tebligat </text:span><text:span text:style-name="T212">Adres</text:span><text:span text:style-name="T218"><text:tab/>: </text:span><text:span text:style-name="T219">Bahçelievler Mah. Mehmet Akif Ersoy Cad. Nas Apt. K:3 D:6 TOKAT</text:span></text:p>
      <text:p text:style-name="P47"><text:span text:style-name="T175">Telefon No</text:span><text:tab/>: <text:span text:style-name="T210">0 </text:span><text:span text:style-name="T211">53</text:span><text:span text:style-name="T186">7 760 26 79</text:span></text:p>
      <text:p text:style-name="P41"/>
      <text:p text:style-name="P41"/>
      <text:p text:style-name="P41"/>
      <text:p text:style-name="P41"/>
      <text:p text:style-name="P41"/>
      <text:p text:style-name="P41"/>
      <text:p text:style-name="P41"/>
      <text:p text:style-name="P41"/>
      <text:p text:style-name="P41"><text:soft-page-break/></text:p>
      <text:p text:style-name="P41"/>
      <text:p text:style-name="P41"><text:tab/><text:tab/></text:p>
      <text:p text:style-name="P41"/>
      <text:p text:style-name="P41"/>
      <text:p text:style-name="P41"/>
      <text:p text:style-name="P41"/>
      <text:p text:style-name="P40"><text:tab/> <text:s text:c="14"/></text:p>
      <text:p text:style-name="P57">KİRA FESİH SÖZLEŞMESİ</text:p>
      <text:p text:style-name="P58"/>
      <text:p text:style-name="P62"><text:span text:style-name="T113"><text:tab/></text:span><text:span text:style-name="T132">A</text:span><text:span text:style-name="T125">şağıda </text:span><text:span text:style-name="T122">tarih </text:span><text:span text:style-name="T125">ve</text:span><text:span text:style-name="T122"> sayı</text:span><text:span text:style-name="T126">sı </text:span><text:span text:style-name="T125">belirtilen </text:span><text:span text:style-name="T122">kira sözleşme</text:span><text:span text:style-name="T126">si</text:span><text:span text:style-name="T132">ni tek taraflı olarak fesh ediyorum. Sözleşme şartları ile t</text:span><text:span text:style-name="T113">ahtı icarımda bulunan taşınmazı; </text:span><text:span text:style-name="T132">belirtilen tarihte,</text:span><text:span text:style-name="T122"> </text:span><text:span text:style-name="T125">belirtilen </text:span><text:span text:style-name="T122">kira sözleşme</text:span><text:span text:style-name="T126">sinin</text:span><text:span text:style-name="T122"> şartlarına bağlı kalarak </text:span><text:span text:style-name="T154">tahliye ettim.</text:span></text:p>
      <text:p text:style-name="P59"/>
      <text:p text:style-name="P60"><text:span text:style-name="T185">FESH</text:span><text:span text:style-name="T184"> EDİLE</text:span><text:span text:style-name="T185">N</text:span><text:span text:style-name="T184"> </text:span><text:span text:style-name="T185">SÖZLEŞMENİN</text:span></text:p>
      <text:p text:style-name="P59"/>
      <text:p text:style-name="P63"><text:span text:style-name="T157">Tarihi, <text:s/></text:span><text:span text:style-name="T158">No</text:span><text:span text:style-name="T157"><text:tab/><text:tab/><text:tab/><text:tab/>:<text:tab/></text:span></text:p>
      <text:p text:style-name="P61">Mecurun tahliye Edil<text:span text:style-name="T183">diği </text:span>tarih<text:tab/>:</text:p>
      <text:p text:style-name="P61"/>
      <text:p text:style-name="P61"/>
      <text:p text:style-name="P61"/>
      <text:p text:style-name="P61"/>
      <text:p text:style-name="P66">Kiracı<text:tab/></text:p>
      <text:p text:style-name="P67"><text:span text:style-name="T212">Adı Soyadı</text:span><text:span text:style-name="T218"><text:tab/>: </text:span><text:span text:style-name="T228">Ali Demirel</text:span></text:p>
      <text:p text:style-name="P67"><text:span text:style-name="T212">TC Kimlik No</text:span><text:span text:style-name="T218"><text:tab/>: </text:span><text:span text:style-name="T229">2</text:span><text:span text:style-name="T228">96 6582 6206</text:span></text:p>
      <text:p text:style-name="P67"><text:span text:style-name="T213">Tebligat </text:span><text:span text:style-name="T212">Adres</text:span><text:span text:style-name="T218"><text:tab/>: </text:span><text:span text:style-name="T219">Bahçelievler Mah. Mehmet Akif Ersoy Cad. Nas Apt. K:3 D:6 TOKAT</text:span></text:p>
      <text:p text:style-name="P65"><text:span text:style-name="T175">Telefon No</text:span><text:tab/>: <text:span text:style-name="T210">0 </text:span><text:span text:style-name="T211">53</text:span><text:span text:style-name="T186">7 760 26 79</text:span></text:p>
      <text:p text:style-name="P64"/>
      <text:p text:style-name="P64"/>
      <text:p text:style-name="P64"><text:soft-page-break/></text:p>
      <text:p text:style-name="P14"/>
      <text:p text:style-name="P14"/>
      <text:p text:style-name="P15"/>
      <text:p text:style-name="P15"/>
      <text:p text:style-name="P15"><text:span text:style-name="T195">E</text:span>lektrik Kullanım Sözleşmesi</text:p>
      <text:p text:style-name="P13"><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1222203493" text:style-name="L1">
        <text:list-item>
          <text:p text:style-name="P74"><text:span text:style-name="T196">Kiracı, kiraya verene ait abone </text:span><text:span text:style-name="T197">ve pano</text:span><text:span text:style-name="T196"> üzerinden elektrik kullanımı sağlayacaktır.</text:span></text:p>
        </text:list-item>
        <text:list-item>
          <text:p text:style-name="P77"><text:span text:style-name="T196">Kiracının kullanacağı </text:span><text:span text:style-name="T199">kompresör, matkap, </text:span><text:span text:style-name="T196">elektrik motorları, aydınlatma aksesuarları vb. gibi elektrik tüketen gereçler </text:span><text:span text:style-name="T198">her </text:span><text:span text:style-name="T196">kira başlangıcında belirlenec</text:span><text:span text:style-name="T198">e</text:span><text:span text:style-name="T196">ktir. </text:span></text:p>
          <text:p text:style-name="P78">Elektrik Kullanım Bedeli</text:p>
        </text:list-item>
        <text:list-item>
          <text:p text:style-name="P79">Elektrik kullanım bedeli, aşağıdaki şartlar dahilinde, kiraya veren tarafından ödenecektir.</text:p>
          <text:list>
            <text:list-item>
              <text:p text:style-name="P75"><text:span text:style-name="T196">Mecurda, kiracının işiyle alakalı elektrik motorları, aydınlatma vb. mecburi <text:s/>tüketimler</text:span><text:span text:style-name="T197">in bedeli</text:span><text:span text:style-name="T196"> kira bedeline dahildir, </text:span><text:span text:style-name="T201">kiracı </text:span><text:span text:style-name="T197">ayrıyeten elektrik bedeli ödemeyecektir.</text:span></text:p>
            </text:list-item>
            <text:list-item>
              <text:p text:style-name="P74"><text:span text:style-name="T196">Kiracı, elektrikli soba, su ısıtıcısı gibi </text:span><text:span text:style-name="T197">ticari işiyle ilgili olmayan, aşırı tüketim </text:span><text:span text:style-name="T196">aletleri</text:span><text:span text:style-name="T197">ni mecurda</text:span><text:span text:style-name="T196"> kullanamaz. </text:span><text:span text:style-name="T197">Bu gibi aletlerin kullanılması kira sözleşmesinin feshini gerektirir.</text:span></text:p>
            </text:list-item>
            <text:list-item>
              <text:p text:style-name="P80">Kiracı işyerine koyacağı, elektrik tüketimi olan aletleri kiraya verene, her sözleşme döneminde bildirmekle yükümlüdür.</text:p>
            </text:list-item>
            <text:list-item>
              <text:p text:style-name="P76"><text:span text:style-name="T199">Oluşabilecek arızaların başlangıç sınırının </text:span><text:span text:style-name="T196">belirlenmesi </text:span><text:span text:style-name="T199">ve </text:span><text:span text:style-name="T202">k</text:span><text:span text:style-name="T199">iracının </text:span><text:span text:style-name="T196">aylık elektrik tüketiminin </text:span><text:span text:style-name="T199">belirlen</text:span><text:span text:style-name="T202">ebil</text:span><text:span text:style-name="T199">mesi</text:span><text:span text:style-name="T196"> için, bilgi amaçlı bir süzme sayaç takılacak ve kullanım miktarları kayıt altına alınacaktır.</text:span></text:p>
            </text:list-item>
            <text:list-item>
              <text:p text:style-name="P80">Kullanım miktarlarının aylık yaklaşık miktarlarda olması takip edilecektir. Aylara göre oluşabilecek sapmalardaki tüketim bedel farklarını kiraya veren ayrıyeten talep edemez.</text:p>
            </text:list-item>
          </text:list>
          <text:p text:style-name="P85"><text:span text:style-name="T204">Pano, Tesisat, </text:span><text:span text:style-name="T205">Arıza, Ortak Giderler </text:span><text:span text:style-name="T206">ve Sorumluluk</text:span></text:p>
        </text:list-item>
        <text:list-item>
          <text:p text:style-name="P86"><text:span text:style-name="T196">Mecurda bulunan </text:span><text:span text:style-name="T203">ana </text:span><text:span text:style-name="T196">pano, </text:span><text:span text:style-name="T202">kiracının</text:span><text:span text:style-name="T196"> enerji ihtiyacını karşılayacak şekilde tesis edilmiştir </text:span><text:span text:style-name="T200">ve </text:span><text:span text:style-name="T202">kiracıya</text:span><text:span text:style-name="T200"> 100 amperlik sigorta ile panodan enerji verilmektedir.</text:span></text:p>
        </text:list-item>
        <text:list-item>
          <text:p text:style-name="P81"><text:span text:style-name="T240">Ana p</text:span>anoda oluşabilecek arızalardan, <text:span text:style-name="T240">ana </text:span>pano üzerinden enerji sağlayan k<text:span text:style-name="T209">iracı</text:span> müştereken sorumludur. </text:p>
        </text:list-item>
        <text:list-item>
          <text:p text:style-name="P82">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2">Kiracının ekipmanlarında oluşabilecek elektrik tesisatı kaynaklı arızaların sorumluluğu tamamen kiracıya aittir. Kiracı kendi tedbirlerini almakla yükümlüdür.</text:p>
        </text:list-item>
        <text:list-item>
          <text:p text:style-name="P81"><text:span text:style-name="T209">Kiracı</text:span> kendisine ait sayaçtan sonraki tesisat ve ekipmanlarda oluşabilecek arızalardan münferiden sorumludur.</text:p>
          <text:p text:style-name="P86"><text:span text:style-name="T207">Teminat</text:span><text:span text:style-name="T196"> </text:span></text:p>
        </text:list-item>
        <text:list-item>
          <text:p text:style-name="P81">Teminat bedeli, her kira döneminde kiraya veren tarafından belirlenir ve kiracı oluşan farkı ödemekle yükümlüdür.</text:p>
        </text:list-item>
        <text:list-item>
          <text:p text:style-name="P81">Teminat bedeli, kira bitiminde borcu olmaması durumunda kiracıya, ödediği miktar kadar iade edilecektir. </text:p>
        </text:list-item>
      </text:list>
      <text:p text:style-name="P6"/>
      <text:p text:style-name="P6"/>
      <text:p text:style-name="P36">Kiracı<text:tab/></text:p>
      <text:p text:style-name="P39"><text:span text:style-name="T212">Adı Soyadı</text:span><text:span text:style-name="T218"><text:tab/>: </text:span><text:span text:style-name="T228">Ali Demirel</text:span></text:p>
      <text:p text:style-name="P39"><text:span text:style-name="T212">TC Kimlik No</text:span><text:span text:style-name="T218"><text:tab/>: </text:span><text:span text:style-name="T229">2</text:span><text:span text:style-name="T228">96 6582 6206</text:span></text:p>
      <text:p text:style-name="P39"><text:span text:style-name="T213">Tebligat </text:span><text:span text:style-name="T212">Adres</text:span><text:span text:style-name="T218"><text:tab/>: </text:span><text:span text:style-name="T219">Bahçelievler Mah. Mehmet Akif Ersoy Cad. Nas Apt. K:3 D:6 TOKAT</text:span></text:p>
      <text:p text:style-name="P7"><text:span text:style-name="T175">Telefon No</text:span><text:tab/>: <text:span text:style-name="T210">0 </text:span><text:span text:style-name="T211">53</text:span><text:span text:style-name="T186">7 760 26 7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2-07T11:39:06.019089266</dc:date>
    <meta:editing-duration>P1DT23H21M9S</meta:editing-duration>
    <meta:editing-cycles>93</meta:editing-cycles>
    <meta:generator>LibreOffice/7.3.7.2$Linux_X86_64 LibreOffice_project/30$Build-2</meta:generator>
    <meta:print-date>2021-11-08T14:55:29.321969344</meta:print-date>
    <meta:document-statistic meta:table-count="0" meta:image-count="0" meta:object-count="0" meta:page-count="6" meta:paragraph-count="106" meta:word-count="2303" meta:character-count="17175" meta:non-whitespace-character-count="14849"/>
  </office:meta>
</office:document-meta>
</file>